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size="14pt" fo:font-style="italic" style:font-size-asian="14pt" style:font-style-asian="italic"/>
    </style:style>
    <style:style style:name="P5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6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/>
    </style:style>
    <style:style style:name="P10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color="#ff0000" fo:font-size="20pt" style:font-size-asian="20pt" style:font-size-complex="20pt"/>
    </style:style>
    <style:style style:name="P12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/>
    </style:style>
    <style:style style:name="P16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9" style:family="paragraph" style:parent-style-name="Standard">
      <style:paragraph-properties fo:text-align="start" style:justify-single-word="fals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FreeMono" fo:font-size="10pt" fo:language="en" fo:country="US" style:font-size-asian="10pt" style:font-size-complex="10pt"/>
    </style:style>
    <style:style style:name="T5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Standard"><text:span text:style-name="Fuente_20_de_20_párrafo_20_predeter."><text:span text:style-name="T6"/></text:span></text:p>
      <text:p text:style-name="P11"><text:span text:style-name="Fuente_20_de_20_párrafo_20_predeter."><text:span text:style-name="T9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2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1"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<text:soft-page-break/>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3">Código</text:p>
          </table:table-cell>
          <table:table-cell table:style-name="Tabla1.A1" office:value-type="string">
            <text:p text:style-name="P13">Nombre mnemotécnico</text:p>
          </table:table-cell>
          <table:table-cell table:style-name="Tabla1.A1" office:value-type="string">
            <text:p text:style-name="P13">Args</text:p>
          </table:table-cell>
          <table:table-cell table:style-name="Tabla1.A1" office:value-type="string">
            <text:p text:style-name="P13">Interacción con la pila</text:p>
          </table:table-cell>
          <table:table-cell table:style-name="Tabla1.E1" office:value-type="string">
            <text:p text:style-name="P13">Descripción</text:p>
          </table:table-cell>
        </table:table-row>
        <table:table-row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3">Para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 → …</text:p>
          </table:table-cell>
          <table:table-cell table:style-name="Tabla1.E2" office:value-type="string">
            <text:p text:style-name="P13">Detiene la ejecución.</text:p>
          </table:table-cell>
        </table:table-row>
        <table:table-row>
          <table:table-cell table:style-name="Tabla1.A2" office:value-type="string">
            <text:p text:style-name="P14">1</text:p>
          </table:table-cell>
          <table:table-cell table:style-name="Tabla1.A2" office:value-type="string">
            <text:p text:style-name="P13">Apila</text:p>
          </table:table-cell>
          <table:table-cell table:style-name="Tabla1.A2" office:value-type="string">
            <text:p text:style-name="P13">T dato</text:p>
          </table:table-cell>
          <table:table-cell table:style-name="Tabla1.A2" office:value-type="string">
            <text:p text:style-name="P13">… → …, T dato</text:p>
          </table:table-cell>
          <table:table-cell table:style-name="Tabla1.E2" office:value-type="string">
            <text:p text:style-name="P13">Apila en la pila el dato pasado como argumento.</text:p>
          </table:table-cell>
        </table:table-row>
        <table:table-row>
          <table:table-cell table:style-name="Tabla1.A2" office:value-type="string">
            <text:p text:style-name="P14">2</text:p>
          </table:table-cell>
          <table:table-cell table:style-name="Tabla1.A2" office:value-type="string">
            <text:p text:style-name="P13">Apila-dir</text:p>
          </table:table-cell>
          <table:table-cell table:style-name="Tabla1.A2" office:value-type="string">
            <text:p text:style-name="P13">Nat dir</text:p>
          </table:table-cell>
          <table:table-cell table:style-name="Tabla1.A2" office:value-type="string">
            <text:p text:style-name="P13">... → …, T M[dir]</text:p>
          </table:table-cell>
          <table:table-cell table:style-name="Tabla1.E2" office:value-type="string">
            <text:p text:style-name="P13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4">3</text:p>
          </table:table-cell>
          <table:table-cell table:style-name="Tabla1.A2" office:value-type="string">
            <text:p text:style-name="P13">Desapila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alor → …</text:p>
          </table:table-cell>
          <table:table-cell table:style-name="Tabla1.E2" office:value-type="string">
            <text:p text:style-name="P13">Desapila el primer dato de la pila.</text:p>
          </table:table-cell>
        </table:table-row>
        <table:table-row>
          <table:table-cell table:style-name="Tabla1.A2" office:value-type="string">
            <text:p text:style-name="P14">4</text:p>
          </table:table-cell>
          <table:table-cell table:style-name="Tabla1.A2" office:value-type="string">
            <text:p text:style-name="P13">Desapilar-dir</text:p>
          </table:table-cell>
          <table:table-cell table:style-name="Tabla1.A2" office:value-type="string">
            <text:p text:style-name="P13">Nat dir</text:p>
          </table:table-cell>
          <table:table-cell table:style-name="Tabla1.A2" office:value-type="string">
            <text:p text:style-name="P13">…, T valor → …</text:p>
          </table:table-cell>
          <table:table-cell table:style-name="Tabla1.E2" office:value-type="string">
            <text:p text:style-name="P13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4">5</text:p>
          </table:table-cell>
          <table:table-cell table:style-name="Tabla1.A2" office:value-type="string">
            <text:p text:style-name="P13">Menor</text:p>
          </table:table-cell>
          <table:table-cell table:style-name="Tabla1.A2" office:value-type="string">
            <text:p text:style-name="P13"><text:bookmark-start text:name="DDE_LINK"/>0<text:bookmark-end text:name="DDE_LINK"/></text:p>
          </table:table-cell>
          <table:table-cell table:style-name="Tabla1.A2" office:value-type="string">
            <text:p text:style-name="P15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3">res = t1 &lt; t2</text:p>
          </table:table-cell>
        </table:table-row>
        <table:table-row>
          <table:table-cell table:style-name="Tabla1.A2" office:value-type="string">
            <text:p text:style-name="P14">6</text:p>
          </table:table-cell>
          <table:table-cell table:style-name="Tabla1.A2" office:value-type="string">
            <text:p text:style-name="P13">Mayo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T v2 → …, Bool res</text:p>
          </table:table-cell>
          <table:table-cell table:style-name="Tabla1.E2" office:value-type="string">
            <text:p text:style-name="P13">res = t1 &gt; t2</text:p>
          </table:table-cell>
        </table:table-row>
        <table:table-row>
          <table:table-cell table:style-name="Tabla1.A2" office:value-type="string">
            <text:p text:style-name="P14">7</text:p>
          </table:table-cell>
          <table:table-cell table:style-name="Tabla1.A2" office:value-type="string">
            <text:p text:style-name="P13">MenorIg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T v2 → …, Bool res</text:p>
          </table:table-cell>
          <table:table-cell table:style-name="Tabla1.E2" office:value-type="string">
            <text:p text:style-name="P13">res = t1 &lt;= t2</text:p>
          </table:table-cell>
        </table:table-row>
        <table:table-row>
          <table:table-cell table:style-name="Tabla1.A2" office:value-type="string">
            <text:p text:style-name="P14">8</text:p>
          </table:table-cell>
          <table:table-cell table:style-name="Tabla1.A2" office:value-type="string">
            <text:p text:style-name="P13">MayorIg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T v2 → …, Bool res</text:p>
          </table:table-cell>
          <table:table-cell table:style-name="Tabla1.E2" office:value-type="string">
            <text:p text:style-name="P13">res = t1 &gt;= t2</text:p>
          </table:table-cell>
        </table:table-row>
        <text:soft-page-break/>
        <table:table-row>
          <table:table-cell table:style-name="Tabla1.A2" office:value-type="string">
            <text:p text:style-name="P14">9</text:p>
          </table:table-cell>
          <table:table-cell table:style-name="Tabla1.A2" office:value-type="string">
            <text:p text:style-name="P13">Igual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T v2 → …, Bool res</text:p>
          </table:table-cell>
          <table:table-cell table:style-name="Tabla1.E2" office:value-type="string">
            <text:p text:style-name="P13">res = t1 == t2</text:p>
          </table:table-cell>
        </table:table-row>
        <table:table-row>
          <table:table-cell table:style-name="Tabla1.A2" office:value-type="string">
            <text:p text:style-name="P14">10</text:p>
          </table:table-cell>
          <table:table-cell table:style-name="Tabla1.A2" office:value-type="string">
            <text:p text:style-name="P13">No-Igual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T v2 → …, Bool res</text:p>
          </table:table-cell>
          <table:table-cell table:style-name="Tabla1.E2" office:value-type="string">
            <text:p text:style-name="P13">res = t1 != t2</text:p>
          </table:table-cell>
        </table:table-row>
        <table:table-row>
          <table:table-cell table:style-name="Tabla1.A2" office:value-type="string">
            <text:p text:style-name="P14">11</text:p>
          </table:table-cell>
          <table:table-cell table:style-name="Tabla1.A2" office:value-type="string">
            <text:p text:style-name="P13">Suma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1, T v2 → …, T res</text:p>
          </table:table-cell>
          <table:table-cell table:style-name="Tabla1.E2" office:value-type="string">
            <text:p text:style-name="P13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4">12</text:p>
          </table:table-cell>
          <table:table-cell table:style-name="Tabla1.A2" office:value-type="string">
            <text:p text:style-name="P13">Resta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3">res = v1 - v2. T tiene que ser un tipo numérico.</text:p>
          </table:table-cell>
        </table:table-row>
        <table:table-row>
          <table:table-cell table:style-name="Tabla1.A2" office:value-type="string">
            <text:p text:style-name="P14">13</text:p>
          </table:table-cell>
          <table:table-cell table:style-name="Tabla1.A2" office:value-type="string">
            <text:p text:style-name="P13">Mul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1, T v2 → …, T res</text:p>
          </table:table-cell>
          <table:table-cell table:style-name="Tabla1.E2" office:value-type="string">
            <text:p text:style-name="P13">res = v1 * v2. T tiene que ser un tipo numérico.</text:p>
          </table:table-cell>
        </table:table-row>
        <table:table-row>
          <table:table-cell table:style-name="Tabla1.A2" office:value-type="string">
            <text:p text:style-name="P14">14</text:p>
          </table:table-cell>
          <table:table-cell table:style-name="Tabla1.A2" office:value-type="string">
            <text:p text:style-name="P13">Div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1, T v2 → …, T res</text:p>
          </table:table-cell>
          <table:table-cell table:style-name="Tabla1.E2" office:value-type="string">
            <text:p text:style-name="P13">res = v1 / v2. T tiene que ser un tipo numérico.</text:p>
          </table:table-cell>
        </table:table-row>
        <table:table-row>
          <table:table-cell table:style-name="Tabla1.A2" office:value-type="string">
            <text:p text:style-name="P14">15</text:p>
          </table:table-cell>
          <table:table-cell table:style-name="Tabla1.A2" office:value-type="string">
            <text:p text:style-name="P13">Mod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Nat v2 → …, T res</text:p>
          </table:table-cell>
          <table:table-cell table:style-name="Tabla1.E2" office:value-type="string">
            <text:p text:style-name="P13">res = v1 % v2. T tiene que ser un tipo numérico.</text:p>
          </table:table-cell>
        </table:table-row>
        <table:table-row>
          <table:table-cell table:style-name="Tabla1.A2" office:value-type="string">
            <text:p text:style-name="P14">16</text:p>
          </table:table-cell>
          <table:table-cell table:style-name="Tabla1.A2" office:value-type="string">
            <text:p text:style-name="P13">Y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Bool v1, Bool v2 → …, Bool res</text:p>
          </table:table-cell>
          <table:table-cell table:style-name="Tabla1.E2" office:value-type="string">
            <text:p text:style-name="P13">res = v1 &amp;&amp; v2</text:p>
          </table:table-cell>
        </table:table-row>
        <table:table-row>
          <table:table-cell table:style-name="Tabla1.A2" office:value-type="string">
            <text:p text:style-name="P14">17</text:p>
          </table:table-cell>
          <table:table-cell table:style-name="Tabla1.A2" office:value-type="string">
            <text:p text:style-name="P13">O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Bool v1, Bool v2 → …, Bool res</text:p>
          </table:table-cell>
          <table:table-cell table:style-name="Tabla1.E2" office:value-type="string">
            <text:p text:style-name="P13">res = v1 || v2</text:p>
          </table:table-cell>
        </table:table-row>
        <table:table-row>
          <table:table-cell table:style-name="Tabla1.A2" office:value-type="string">
            <text:p text:style-name="P14">18</text:p>
          </table:table-cell>
          <table:table-cell table:style-name="Tabla1.A2" office:value-type="string">
            <text:p text:style-name="P13">No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Bool v → …, Bool res</text:p>
          </table:table-cell>
          <table:table-cell table:style-name="Tabla1.E2" office:value-type="string">
            <text:p text:style-name="P13">res = !v1</text:p>
          </table:table-cell>
        </table:table-row>
        <table:table-row>
          <table:table-cell table:style-name="Tabla1.A2" office:value-type="string">
            <text:p text:style-name="P14">19</text:p>
          </table:table-cell>
          <table:table-cell table:style-name="Tabla1.A2" office:value-type="string">
            <text:p text:style-name="P13">Negativo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 → T res</text:p>
          </table:table-cell>
          <table:table-cell table:style-name="Tabla1.E2" office:value-type="string">
            <text:p text:style-name="P13">res = -v. T tiene que ser un tipo numérico distinto a Nat</text:p>
          </table:table-cell>
        </table:table-row>
        <table:table-row>
          <table:table-cell table:style-name="Tabla1.A2" office:value-type="string">
            <text:p text:style-name="P14">20</text:p>
          </table:table-cell>
          <table:table-cell table:style-name="Tabla1.A2" office:value-type="string">
            <text:p text:style-name="P13">Shl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Nat v2 → …, T res</text:p>
          </table:table-cell>
          <table:table-cell table:style-name="Tabla1.E2" office:value-type="string">
            <text:p text:style-name="P13">res = v1 &lt;&lt; v2. T tiene que ser un tipo numérico.</text:p>
          </table:table-cell>
        </table:table-row>
        <table:table-row>
          <table:table-cell table:style-name="Tabla1.A2" office:value-type="string">
            <text:p text:style-name="P14">21</text:p>
          </table:table-cell>
          <table:table-cell table:style-name="Tabla1.A2" office:value-type="string">
            <text:p text:style-name="P13">Sh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5">…, T v1, Nat v2 → …, T res</text:p>
          </table:table-cell>
          <table:table-cell table:style-name="Tabla1.E2" office:value-type="string">
            <text:p text:style-name="P13">res = v1 &gt;&gt; v2. T tiene que ser un tipo numérico.</text:p>
          </table:table-cell>
        </table:table-row>
        <table:table-row>
          <table:table-cell table:style-name="Tabla1.A2" office:value-type="string">
            <text:p text:style-name="P14">22</text:p>
          </table:table-cell>
          <table:table-cell table:style-name="Tabla1.A2" office:value-type="string">
            <text:p text:style-name="P13">CastInt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 → Int res</text:p>
          </table:table-cell>
          <table:table-cell table:style-name="Tabla1.E2" office:value-type="string">
            <text:p text:style-name="P13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4">23</text:p>
          </table:table-cell>
          <table:table-cell table:style-name="Tabla1.A2" office:value-type="string">
            <text:p text:style-name="P13">CastCha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 → Char res</text:p>
          </table:table-cell>
          <table:table-cell table:style-name="Tabla1.E2" office:value-type="string">
            <text:p text:style-name="P13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4">24</text:p>
          </table:table-cell>
          <table:table-cell table:style-name="Tabla1.A2" office:value-type="string">
            <text:p text:style-name="P13">CastFloat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 → Float res</text:p>
          </table:table-cell>
          <table:table-cell table:style-name="Tabla1.E2" office:value-type="string">
            <text:p text:style-name="P13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4">25</text:p>
          </table:table-cell>
          <table:table-cell table:style-name="Tabla1.A2" office:value-type="string">
            <text:p text:style-name="P13">CastNat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…, T v → Nat res</text:p>
          </table:table-cell>
          <table:table-cell table:style-name="Tabla1.E2" office:value-type="string">
            <text:p text:style-name="P13">res = v como natural. Siguiendo 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4">26</text:p>
          </table:table-cell>
          <table:table-cell table:style-name="Tabla1.A2" office:value-type="string">
            <text:p text:style-name="P13">Abs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, T v → …, T res</text:p>
          </table:table-cell>
          <table:table-cell table:style-name="Tabla1.E2" office:value-type="string">
            <text:p text:style-name="P13">res = | v | (excepto char y bool)</text:p>
          </table:table-cell>
        </table:table-row>
        <table:table-row>
          <table:table-cell table:style-name="Tabla1.A28" office:value-type="float" office:value="27">
            <text:p text:style-name="P14">27</text:p>
          </table:table-cell>
          <table:table-cell table:style-name="Tabla1.A2" office:value-type="string">
            <text:p text:style-name="P13">Salida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T res</text:p>
          </table:table-cell>
          <table:table-cell table:style-name="Tabla1.E2" office:value-type="string">
            <text:p text:style-name="P13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4">28</text:p>
          </table:table-cell>
          <table:table-cell table:style-name="Tabla1.A2" office:value-type="string">
            <text:p text:style-name="P13">Entrada_Bool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Bool id</text:p>
          </table:table-cell>
          <table:table-cell table:style-name="Tabla1.E2" office:value-type="string">
            <text:p text:style-name="P13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4">29</text:p>
          </table:table-cell>
          <table:table-cell table:style-name="Tabla1.A2" office:value-type="string">
            <text:p text:style-name="P13">Entrada_Char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Char id</text:p>
          </table:table-cell>
          <table:table-cell table:style-name="Tabla1.E2" office:value-type="string">
            <text:p text:style-name="P13">Entrada para identificadores de <text:soft-page-break/>tipo caracter.</text:p>
          </table:table-cell>
        </table:table-row>
        <table:table-row>
          <table:table-cell table:style-name="Tabla1.A28" office:value-type="float" office:value="30">
            <text:p text:style-name="P14">30</text:p>
          </table:table-cell>
          <table:table-cell table:style-name="Tabla1.A2" office:value-type="string">
            <text:p text:style-name="P13">Entrada_Float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Float id</text:p>
          </table:table-cell>
          <table:table-cell table:style-name="Tabla1.E2" office:value-type="string">
            <text:p text:style-name="P13">Entrada para identificadores de tipo real.</text:p>
          </table:table-cell>
        </table:table-row>
        <table:table-row>
          <table:table-cell table:style-name="Tabla1.A28" office:value-type="float" office:value="31">
            <text:p text:style-name="P14">31</text:p>
          </table:table-cell>
          <table:table-cell table:style-name="Tabla1.A2" office:value-type="string">
            <text:p text:style-name="P13">Entrada_Int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Integer id</text:p>
          </table:table-cell>
          <table:table-cell table:style-name="Tabla1.E2" office:value-type="string">
            <text:p text:style-name="P13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4">32</text:p>
          </table:table-cell>
          <table:table-cell table:style-name="Tabla1.A2" office:value-type="string">
            <text:p text:style-name="P13">Entrada_Nat</text:p>
          </table:table-cell>
          <table:table-cell table:style-name="Tabla1.A28" office:value-type="float" office:value="0">
            <text:p text:style-name="P13">0</text:p>
          </table:table-cell>
          <table:table-cell table:style-name="Tabla1.A2" office:value-type="string">
            <text:p text:style-name="P13">… → Nat id</text:p>
          </table:table-cell>
          <table:table-cell table:style-name="Tabla1.E2" office:value-type="string">
            <text:p text:style-name="P13">Entrada para identificadores de tipo natural.</text:p>
          </table:table-cell>
        </table:table-row>
      </table:table>
      <text:p text:style-name="P3"/>
      <text:p text:style-name="P10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5"/>
      <text:p text:style-name="P6"><text:span text:style-name="T6">fun</text:span> inicio(numNiveles : int, tamDatos : int)</text:p>
      <text:p text:style-name="P6"><text:s text:c="4"/>apila(numNiveles+2)</text:p>
      <text:p text:style-name="P6"><text:s text:c="4"/>desapila-dir(1)</text:p>
      <text:p text:style-name="P6"><text:s text:c="4"/>apila(1+numNiveles+tamDatos)</text:p>
      <text:p text:style-name="P6"><text:s text:c="4"/>desapila-dir(0)</text:p>
      <text:p text:style-name="P7">ffun</text:p>
      <text:p text:style-name="P6"><text:span text:style-name="T6">cons</text:span> longInicio = 4</text:p>
      <text:p text:style-name="P6"/>
      <text:p text:style-name="P6"><text:span text:style-name="T6">fun</text:span> apila-ret(ret)</text:p>
      <text:p text:style-name="P6"><text:s text:c="4"/>apila-dir 0 <text:s/>||</text:p>
      <text:p text:style-name="P6"><text:s text:c="4"/>apila 1 <text:s text:c="5"/>||</text:p>
      <text:p text:style-name="P6"><text:s text:c="4"/>suma <text:s text:c="8"/>||</text:p>
      <text:p text:style-name="P6"><text:s text:c="4"/>apila ret <text:s text:c="3"/>||</text:p>
      <text:p text:style-name="P6"><text:s text:c="4"/>desapila-ind</text:p>
      <text:p text:style-name="P7">ffun</text:p>
      <text:p text:style-name="P6"><text:span text:style-name="T6">cons</text:span> longApilaRet = 5</text:p>
      <text:p text:style-name="P6"/>
      <text:p text:style-name="P6"><text:span text:style-name="T6">fun</text:span> prologo(nivel,tamlocales)</text:p>
      <text:p text:style-name="P6"><text:s text:c="4"/>apila-dir 0 <text:s text:c="10"/>||</text:p>
      <text:p text:style-name="P6"><text:s text:c="4"/>apila 2 <text:s text:c="14"/>||</text:p>
      <text:p text:style-name="P6"><text:s text:c="4"/>suma <text:s text:c="17"/>||</text:p>
      <text:p text:style-name="P6"><text:s text:c="4"/>apila-dir 1+nivel <text:s text:c="4"/>||</text:p>
      <text:p text:style-name="P6"><text:s text:c="4"/>desapila-ind <text:s text:c="9"/>|| // se reserva el display</text:p>
      <text:p text:style-name="P6"><text:s text:c="4"/>apila-dir 0 <text:s text:c="10"/>||</text:p>
      <text:p text:style-name="P6"><text:s text:c="4"/>apila 3 <text:s text:c="14"/>||</text:p>
      <text:p text:style-name="P6"><text:s text:c="4"/>suma <text:s text:c="17"/>||</text:p>
      <text:p text:style-name="P6"><text:s text:c="4"/>desapila-dir 1+nivel <text:s/>|| // se fija el valor del actual</text:p>
      <text:p text:style-name="P6"><text:s text:c="4"/>apila-dir 0 <text:s text:c="10"/>||</text:p>
      <text:p text:style-name="P6"><text:s text:c="4"/>apila tamlocales+2 <text:s text:c="3"/>||</text:p>
      <text:p text:style-name="P6"><text:s text:c="4"/>suma <text:s text:c="17"/>||</text:p>
      <text:p text:style-name="P6"><text:s text:c="4"/>desapila-dir 0 <text:s text:c="10"/>// se reserva espacio</text:p>
      <text:p text:style-name="P7">ffun</text:p>
      <text:p text:style-name="P6"><text:span text:style-name="T6">cons</text:span> longPrologo = 13</text:p>
      <text:p text:style-name="P6"/>
      <text:p text:style-name="P6"><text:span text:style-name="T6">fun</text:span> epilogo(nivel)</text:p>
      <text:p text:style-name="P6"><text:s text:c="4"/>apila-dir 1+nivel <text:s text:c="4"/>||</text:p>
      <text:p text:style-name="P6"><text:s text:c="4"/>apila 2 <text:s text:c="14"/>||</text:p>
      <text:p text:style-name="P6"><text:s text:c="4"/>resta <text:s text:c="16"/>||</text:p>
      <text:p text:style-name="P6"><text:s text:c="4"/>apila-ind <text:s text:c="12"/>|| // dir retorno</text:p>
      <text:p text:style-name="P6"><text:s text:c="4"/>apila-dir 1+nivel <text:s text:c="4"/>||</text:p>
      <text:p text:style-name="P6"><text:s text:c="4"/>apila 3 <text:s text:c="14"/>||</text:p>
      <text:p text:style-name="P6"><text:s text:c="4"/>resta <text:s text:c="16"/>||</text:p>
      <text:p text:style-name="P6"><text:s text:c="4"/>copia <text:s text:c="16"/>||</text:p>
      <text:p text:style-name="P6"><text:s text:c="4"/>desapila-dir 0 <text:s text:c="7"/>|| // cp</text:p>
      <text:p text:style-name="P6"><text:soft-page-break/><text:s text:c="4"/>apila 2 <text:s text:c="14"/>||</text:p>
      <text:p text:style-name="P6"><text:s text:c="4"/>suma <text:s text:c="17"/>||</text:p>
      <text:p text:style-name="P6"><text:s text:c="4"/>apila-ind <text:s text:c="12"/>||</text:p>
      <text:p text:style-name="P6"><text:s text:c="29"/>// recuperado antiguo display</text:p>
      <text:p text:style-name="P6"><text:s text:c="4"/>desapila-dir 1+nivel</text:p>
      <text:p text:style-name="P7">ffun</text:p>
      <text:p text:style-name="P6"><text:span text:style-name="T6">cons</text:span> longEpilogo = 13</text:p>
      <text:p text:style-name="P6"/>
      <text:p text:style-name="P6"><text:span text:style-name="T6">fun</text:span> accesoVar(infoID)</text:p>
      <text:p text:style-name="P6"><text:s text:c="4"/>apila-dir 1+infoID.nivel <text:s/>||</text:p>
      <text:p text:style-name="P6"><text:s text:c="4"/>apila infoID.dir <text:s text:c="9"/>||</text:p>
      <text:p text:style-name="P6"><text:s text:c="4"/>suma</text:p>
      <text:p text:style-name="P6"><text:s text:c="4"/><text:span text:style-name="T6">si</text:span> infoID.clase = pvar</text:p>
      <text:p text:style-name="P6"><text:s text:c="8"/>apila-ind</text:p>
      <text:p text:style-name="P6"><text:s text:c="4"/><text:span text:style-name="T6">si</text:span> <text:span text:style-name="T6">no</text:span></text:p>
      <text:p text:style-name="P6"><text:s text:c="8"/>λ</text:p>
      <text:p text:style-name="P7">ffun</text:p>
      <text:p text:style-name="P6"/>
      <text:p text:style-name="P6"><text:span text:style-name="T6">fun</text:span> longAccesoVar(infoID)</text:p>
      <text:p text:style-name="P6"><text:s text:c="4"/><text:span text:style-name="T6">si</text:span> infoID.clase = pvar entonces</text:p>
      <text:p text:style-name="P6"><text:s text:c="8"/>4</text:p>
      <text:p text:style-name="P6"><text:s text:c="4"/><text:span text:style-name="T6">si</text:span> <text:span text:style-name="T6">no</text:span></text:p>
      <text:p text:style-name="P6"><text:s text:c="8"/>3</text:p>
      <text:p text:style-name="P7">ffun</text:p>
      <text:p text:style-name="P6"/>
      <text:p text:style-name="P6"><text:span text:style-name="T6">fun</text:span> inicio(numNiveles,tamDatos)</text:p>
      <text:p text:style-name="P6"><text:s text:c="4"/>apila numNiveles+2</text:p>
      <text:p text:style-name="P6"><text:s text:c="4"/>desapila-dir 1</text:p>
      <text:p text:style-name="P6"><text:s text:c="4"/>apila 1+numNiveles+tamDatos</text:p>
      <text:p text:style-name="P6"><text:s text:c="4"/>desapila-dir 0</text:p>
      <text:p text:style-name="P7">ffun</text:p>
      <text:p text:style-name="P6"/>
      <text:p text:style-name="P6"><text:span text:style-name="T6">cons</text:span> longInicio = 4</text:p>
      <text:p text:style-name="P6"/>
      <text:p text:style-name="P6"><text:span text:style-name="T6">cons</text:span> inicio-paso = apila-dir(0) || apila(3) || suma</text:p>
      <text:p text:style-name="P6"/>
      <text:p text:style-name="P6"><text:span text:style-name="T6">cons</text:span> longInicioPaso = 3</text:p>
      <text:p text:style-name="P6"/>
      <text:p text:style-name="P6"><text:span text:style-name="T6">cons</text:span> fin-paso = desapila</text:p>
      <text:p text:style-name="P6"/>
      <text:p text:style-name="P6"><text:span text:style-name="T6">cons</text:span> longFinPaso = 1</text:p>
      <text:p text:style-name="P6"/>
      <text:p text:style-name="P6"><text:span text:style-name="T6">fun</text:span> direccionParFormal(pformal)</text:p>
      <text:p text:style-name="P6"><text:s text:c="4"/>devuelve</text:p>
      <text:p text:style-name="P6"><text:s text:c="8"/>apila(pformal.dir) ||</text:p>
      <text:p text:style-name="P6"><text:s text:c="8"/>suma</text:p>
      <text:p text:style-name="P7">ffun</text:p>
      <text:p text:style-name="P6"/>
      <text:p text:style-name="P6"><text:span text:style-name="T6">const</text:span> longdireccionParFormal = 2</text:p>
      <text:p text:style-name="P6"/>
      <text:p text:style-name="P6"><text:span text:style-name="T6">fun</text:span> pasoParametro(modoReal,pformal)</text:p>
      <text:p text:style-name="P6"><text:s text:c="4"/><text:span text:style-name="T6">devuelve</text:span></text:p>
      <text:p text:style-name="P6"><text:s text:c="8"/>(<text:span text:style-name="T6">si</text:span> pformal.modo = val ∧ modoReal = var</text:p>
      <text:p text:style-name="P6"><text:s text:c="12"/>mueve(pformal.tipo.tam) // copia del valor en el caso de expr. mem</text:p>
      <text:p text:style-name="P6"><text:s text:c="9"/><text:span text:style-name="T6">si</text:span> <text:span text:style-name="T6">no</text:span> desapila-ind <text:s text:c="7"/>// copia del valor, o bien de la dirección )</text:p>
      <text:p text:style-name="P7">ffun</text:p>
      <text:p text:style-name="P6"/>
      <text:p text:style-name="P6"><text:span text:style-name="T6">const</text:span> longPasoParametro = 1</text:p>
      <text:p text:style-name="P6"/>
      <text:p text:style-name="P6"><text:span text:style-name="T6">fun</text:span> accesoVar(infoID)</text:p>
      <text:p text:style-name="P6"><text:s text:c="4"/>devuelve</text:p>
      <text:p text:style-name="P6"><text:s text:c="8"/>apila-dir(1+infoID.nivel) ||</text:p>
      <text:p text:style-name="P6"><text:s text:c="8"/>apila(infoID.dir) ||</text:p>
      <text:p text:style-name="P6"><text:s text:c="8"/>suma</text:p>
      <text:p text:style-name="P6"><text:s text:c="8"/><text:span text:style-name="T6">si</text:span> infoID.clase == pvar</text:p>
      <text:p text:style-name="P6"><text:s text:c="12"/>apila-ind</text:p>
      <text:p text:style-name="P6"><text:soft-page-break/><text:s text:c="8"/><text:span text:style-name="T6">si no</text:span></text:p>
      <text:p text:style-name="P6"><text:s text:c="12"/>λ</text:p>
      <text:p text:style-name="P7">ffun</text:p>
      <text:p text:style-name="P6"/>
      <text:p text:style-name="P6"><text:span text:style-name="T6">fun</text:span> longAccesoVar(infoID)</text:p>
      <text:p text:style-name="P6"><text:s text:c="4"/><text:span text:style-name="T6">si</text:span> infoID.clase == pvar</text:p>
      <text:p text:style-name="P6"><text:s text:c="8"/>devuelve 4</text:p>
      <text:p text:style-name="P6"><text:s text:c="4"/><text:span text:style-name="T6">si no</text:span></text:p>
      <text:p text:style-name="P6"><text:s text:c="8"/>devuelve 3</text:p>
      <text:p text:style-name="P7">ffun</text:p>
      <text:p text:style-name="P6"/>
      <text:p text:style-name="P5"/>
      <text:p text:style-name="P4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8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8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Este atributo es propio de cada procedimiento. Comienza valiendo cero, aumenta con los parámetros del procedimiento y luego con sus variables internas.</text:p>
      <text:p text:style-name="P9"/>
      <text:p text:style-name="P9"/>
      <text:p text:style-name="P9">5.3.3 Atributo “n” y “nh”</text:p>
      <text:p text:style-name="P9"/>
      <text:p text:style-name="P9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8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5.3.4 Atributo “tam”</text:p>
      <text:p text:style-name="P9"/>
      <text:p text:style-name="P9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<text:soft-page-break/>todos los tipos que se declaran por debajo.</text:p>
      <text:p text:style-name="P9"/>
      <text:p text:style-name="P9">5.3.5 Atributos “props” y “propsop”</text:p>
      <text:p text:style-name="P9"/>
      <text:p text:style-name="P9">Los atributos sintetizados “props” y “propsop” almacenan propiedades. Se trata de una tabla de propiedades que facilita la inserción posterior de estos valores en la tabla de símbolos.</text:p>
      <text:p text:style-name="P9">El atributo “props” almacena propiedades de chequeo de errores como el nombre de la variable o su tipo, mientras que “propsop” almacena valores operacionales que se usarán en la traducción (como la dirección de la variable</text:p>
      <text:p text:style-name="P18"/>
      <text:p text:style-name="P18">5.3.6 Atributo “modo”</text:p>
      <text:p text:style-name="P18"/>
      <text:p text:style-name="P18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18"/>
      <text:p text:style-name="P18">5.3.7 Atributo “parh”</text:p>
      <text:p text:style-name="P18"/>
      <text:p text:style-name="P18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18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rograma → Decs &amp; Is</text:span></text:span></text:p>
      <text:p text:style-name="Standard"><text:span text:style-name="Fuente_20_de_20_párrafo_20_predeter."><text:span text:style-name="T5"><text:s text:c="4"/>Programa.cod <text:s/>= </text:span></text:span></text:p>
      <text:p text:style-name="Standard"><text:span text:style-name="Fuente_20_de_20_párrafo_20_predeter."><text:span text:style-name="T5"><text:s text:c="8"/>inicio(Decs.n,Decs.dir) ||</text:span></text:span></text:p>
      <text:p text:style-name="Standard"><text:span text:style-name="Fuente_20_de_20_párrafo_20_predeter."><text:span text:style-name="T5"><text:s text:c="8"/>ir-a(Decs.etq) <text:s text:c="9"/>||</text:span></text:span></text:p>
      <text:p text:style-name="Standard"><text:span text:style-name="Fuente_20_de_20_párrafo_20_predeter."><text:span text:style-name="T5"><text:s text:c="8"/>Decs.cod <text:s text:c="15"/>||</text:span></text:span></text:p>
      <text:p text:style-name="Standard"><text:span text:style-name="Fuente_20_de_20_párrafo_20_predeter."><text:span text:style-name="T5"><text:s text:c="8"/>Is.cod <text:s text:c="17"/>||</text:span></text:span></text:p>
      <text:p text:style-name="Standard"><text:span text:style-name="Fuente_20_de_20_párrafo_20_predeter."><text:span text:style-name="T5"><text:s text:c="8"/>stop</text:span></text:span></text:p>
      <text:p text:style-name="Standard"><text:span text:style-name="Fuente_20_de_20_párrafo_20_predeter."><text:span text:style-name="T5"><text:s text:c="4"/>Decs.etqh <text:s text:c="5"/>= longInicio + 1</text:span></text:span></text:p>
      <text:p text:style-name="Standard"><text:span text:style-name="Fuente_20_de_20_párrafo_20_predeter."><text:span text:style-name="T5"><text:s text:c="4"/>Is.etqh <text:s text:c="7"/>= Decs.etq</text:span></text:span></text:p>
      <text:p text:style-name="Standard"><text:span text:style-name="Fuente_20_de_20_párrafo_20_predeter."><text:span text:style-name="T5"><text:s text:c="4"/>Decs.dirh <text:s text:c="5"/>= 0</text:span></text:span></text:p>
      <text:p text:style-name="Standard"><text:span text:style-name="Fuente_20_de_20_párrafo_20_predeter."><text:span text:style-name="T5"><text:s text:c="4"/>Decs.nh <text:s text:c="7"/>= 0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Declaraciones → Declaraciones ; Declaracion</text:span></text:span></text:p>
      <text:p text:style-name="Standard"><text:span text:style-name="Fuente_20_de_20_párrafo_20_predeter."><text:span text:style-name="T5"><text:s text:c="4"/>Declaraciones0.ts <text:s text:c="6"/>= añadeID(Declaraciones1.ts,Declaracion.id,Declaracion.props ⊗ Declaracion.propsop)</text:span></text:span></text:p>
      <text:p text:style-name="Standard"><text:span text:style-name="Fuente_20_de_20_párrafo_20_predeter."><text:span text:style-name="T5"><text:s text:c="4"/>Declaraciones1.dirh <text:s text:c="4"/>= Declaraciones0.dirh</text:span></text:span></text:p>
      <text:p text:style-name="Standard"><text:span text:style-name="Fuente_20_de_20_párrafo_20_predeter."><text:span text:style-name="T5"><text:s text:c="4"/>Declaraciones0.dir <text:s text:c="5"/>= Declaraciones1.dir + Declaracion.tam</text:span></text:span></text:p>
      <text:p text:style-name="Standard"><text:span text:style-name="Fuente_20_de_20_párrafo_20_predeter."><text:span text:style-name="T5"><text:s text:c="4"/>Declaracion.dirh <text:s text:c="7"/>= Declaraciones1.dir</text:span></text:span></text:p>
      <text:p text:style-name="Standard"><text:span text:style-name="Fuente_20_de_20_párrafo_20_predeter."><text:span text:style-name="T5"><text:s text:c="4"/>Declaraciones1.nh <text:s text:c="6"/>= Declaraciones0.nh</text:span></text:span></text:p>
      <text:p text:style-name="Standard"><text:span text:style-name="Fuente_20_de_20_párrafo_20_predeter."><text:span text:style-name="T5"><text:s text:c="4"/>Declaraciones0.n <text:s text:c="7"/>= max(Declaraciones1.n,Declaracion.n)</text:span></text:span></text:p>
      <text:p text:style-name="Standard"><text:span text:style-name="Fuente_20_de_20_párrafo_20_predeter."><text:span text:style-name="T5"><text:s text:c="4"/>Declaraciones1.etqh <text:s text:c="4"/>= Declaraciones0.etqh</text:span></text:span></text:p>
      <text:p text:style-name="Standard"><text:span text:style-name="Fuente_20_de_20_párrafo_20_predeter."><text:span text:style-name="T5"><text:s text:c="4"/>Declaracion.etqh <text:s text:c="7"/>= Declaraciones1.etq</text:span></text:span></text:p>
      <text:p text:style-name="Standard"><text:span text:style-name="Fuente_20_de_20_párrafo_20_predeter."><text:span text:style-name="T5"><text:s text:c="4"/>Declaraciones0.etq <text:s text:c="5"/>= Declaracion.etq</text:span></text:span></text:p>
      <text:p text:style-name="Standard"><text:span text:style-name="Fuente_20_de_20_párrafo_20_predeter."><text:span text:style-name="T5"><text:s text:c="4"/>Declaraciones0.cod <text:s text:c="5"/>= Declaraciones1.cod || Declaracion.cod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Declaraciones → Declaracion</text:span></text:span></text:p>
      <text:p text:style-name="Standard"><text:soft-page-break/><text:span text:style-name="Fuente_20_de_20_párrafo_20_predeter."><text:span text:style-name="T5"><text:s text:c="4"/>Declaraciones.ts <text:s text:c="7"/>= añadeID(creaTS(),Declaracion.id,Declaracion.props ⊗ Declaracion.propsop)</text:span></text:span></text:p>
      <text:p text:style-name="Standard"><text:span text:style-name="Fuente_20_de_20_párrafo_20_predeter."><text:span text:style-name="T5"><text:s text:c="4"/>Declaraciones.dir <text:s text:c="6"/>= Declaraciones.dirh + Declaracion.tam</text:span></text:span></text:p>
      <text:p text:style-name="Standard"><text:span text:style-name="Fuente_20_de_20_párrafo_20_predeter."><text:span text:style-name="T5"><text:s text:c="4"/>Declaracion.dirh <text:s text:c="7"/>= Declaraciones.dirh</text:span></text:span></text:p>
      <text:p text:style-name="Standard"><text:span text:style-name="Fuente_20_de_20_párrafo_20_predeter."><text:span text:style-name="T5"><text:s text:c="4"/>Declaracion.nh <text:s text:c="9"/>= Declaraciones.nh</text:span></text:span></text:p>
      <text:p text:style-name="Standard"><text:span text:style-name="Fuente_20_de_20_párrafo_20_predeter."><text:span text:style-name="T5"><text:s text:c="4"/>Declaraciones.n <text:s text:c="8"/>= Declaracion.n</text:span></text:span></text:p>
      <text:p text:style-name="Standard"><text:span text:style-name="Fuente_20_de_20_párrafo_20_predeter."><text:span text:style-name="T5"><text:s text:c="4"/>Declaracion.etqh <text:s text:c="7"/>= Declaraciones.etqh</text:span></text:span></text:p>
      <text:p text:style-name="Standard"><text:span text:style-name="Fuente_20_de_20_párrafo_20_predeter."><text:span text:style-name="T5"><text:s text:c="4"/>Declaraciones.etq <text:s text:c="6"/>= Declaracion.etq</text:span></text:span></text:p>
      <text:p text:style-name="Standard"><text:span text:style-name="Fuente_20_de_20_párrafo_20_predeter."><text:span text:style-name="T5"><text:s text:c="4"/>Declaraciones.cod <text:s text:c="6"/>= Declaracion.cod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Declaracion → DecTipo</text:span></text:span></text:p>
      <text:p text:style-name="Standard"><text:span text:style-name="Fuente_20_de_20_párrafo_20_predeter."><text:span text:style-name="T5"><text:s text:c="4"/>Declaracion.propsop <text:s text:c="4"/>= &lt;&gt;</text:span></text:span></text:p>
      <text:p text:style-name="Standard"><text:span text:style-name="Fuente_20_de_20_párrafo_20_predeter."><text:span text:style-name="T5"><text:s text:c="4"/>Declaracion.tam <text:s text:c="8"/>= 0</text:span></text:span></text:p>
      <text:p text:style-name="Standard"><text:span text:style-name="Fuente_20_de_20_párrafo_20_predeter."><text:span text:style-name="T5"><text:s text:c="4"/>Declaracion.n <text:s text:c="10"/>= Declaracion.nh</text:span></text:span></text:p>
      <text:p text:style-name="Standard"><text:span text:style-name="Fuente_20_de_20_párrafo_20_predeter."><text:span text:style-name="T5"><text:s text:c="4"/>Declaracion.cod <text:s text:c="8"/>= λ</text:span></text:span></text:p>
      <text:p text:style-name="Standard"><text:span text:style-name="Fuente_20_de_20_párrafo_20_predeter."><text:span text:style-name="T5"><text:s text:c="4"/>Declaracion.etq <text:s text:c="8"/>= Declaracion.etq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Declaracion → DecVar</text:span></text:span></text:p>
      <text:p text:style-name="Standard"><text:span text:style-name="Fuente_20_de_20_párrafo_20_predeter."><text:span text:style-name="T5"><text:s text:c="4"/>DecVar.propsop <text:s text:c="9"/>= &lt;dir:Declaracion.dirh&gt;</text:span></text:span></text:p>
      <text:p text:style-name="Standard"><text:span text:style-name="Fuente_20_de_20_párrafo_20_predeter."><text:span text:style-name="T5"><text:s text:c="4"/>Declaracion.tam <text:s text:c="8"/>= DecVar.props.tipo.tam</text:span></text:span></text:p>
      <text:p text:style-name="Standard"><text:span text:style-name="Fuente_20_de_20_párrafo_20_predeter."><text:span text:style-name="T5"><text:s text:c="4"/>Declaracion.n <text:s text:c="10"/>= Declaracion.nh</text:span></text:span></text:p>
      <text:p text:style-name="Standard"><text:span text:style-name="Fuente_20_de_20_párrafo_20_predeter."><text:span text:style-name="T5"><text:s text:c="4"/>Declaracion.cod <text:s text:c="8"/>= λ</text:span></text:span></text:p>
      <text:p text:style-name="Standard"><text:span text:style-name="Fuente_20_de_20_párrafo_20_predeter."><text:span text:style-name="T5"><text:s text:c="4"/>Declaracion.etq <text:s text:c="8"/>= Declaracion.etq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Declaracion → DeclaracionProcedimiento</text:span></text:span></text:p>
      <text:p text:style-name="Standard"><text:span text:style-name="Fuente_20_de_20_párrafo_20_predeter."><text:span text:style-name="T5"><text:s text:c="4"/>Declaracion.tam <text:s text:c="16"/>= 0</text:span></text:span></text:p>
      <text:p text:style-name="Standard"><text:span text:style-name="Fuente_20_de_20_párrafo_20_predeter."><text:span text:style-name="T5"><text:s text:c="4"/>DeclaracionProcedimiento.nh <text:s text:c="4"/>= Declaracion.nh</text:span></text:span></text:p>
      <text:p text:style-name="Standard"><text:span text:style-name="Fuente_20_de_20_párrafo_20_predeter."><text:span text:style-name="T5"><text:s text:c="4"/>Declaracion.n <text:s text:c="18"/>= DeclaracionProcedimiento.n</text:span></text:span></text:p>
      <text:p text:style-name="Standard"><text:span text:style-name="Fuente_20_de_20_párrafo_20_predeter."><text:span text:style-name="T5"><text:s text:c="4"/>DeclaracionProcedimiento.etqh <text:s text:c="2"/>= Declaracion.etqh</text:span></text:span></text:p>
      <text:p text:style-name="Standard"><text:span text:style-name="Fuente_20_de_20_párrafo_20_predeter."><text:span text:style-name="T5"><text:s text:c="4"/>Declaracion.etq <text:s text:c="16"/>= DeclaracionProcedimiento.etq</text:span></text:span></text:p>
      <text:p text:style-name="Standard"><text:span text:style-name="Fuente_20_de_20_párrafo_20_predeter."><text:span text:style-name="T5"><text:s text:c="4"/>Declaracion.cod <text:s text:c="16"/>= DeclaracionProcedimiento.cod</text:span></text:span></text:p>
      <text:p text:style-name="Standard"><text:span text:style-name="Fuente_20_de_20_párrafo_20_predeter."><text:span text:style-name="T5"><text:s text:c="4"/>Declaracion.propsop <text:s text:c="12"/>= DeclaracionProcedimiento.propsop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Tipo → Boolean</text:span></text:span></text:p>
      <text:p text:style-name="Standard"><text:span text:style-name="Fuente_20_de_20_párrafo_20_predeter."><text:span text:style-name="T5"><text:s text:c="4"/>Tipo.tipo = &lt;t:boolean,tam:1&gt;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Tipo → Character</text:span></text:span></text:p>
      <text:p text:style-name="Standard"><text:span text:style-name="Fuente_20_de_20_párrafo_20_predeter."><text:span text:style-name="T5"><text:s text:c="4"/>Tipo.tipo = &lt;t:character,tam:1&gt;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Tipo → Float</text:span></text:span></text:p>
      <text:p text:style-name="Standard"><text:span text:style-name="Fuente_20_de_20_párrafo_20_predeter."><text:span text:style-name="T5"><text:s text:c="4"/>Tipo.tipo = &lt;t:float,tam:1&gt;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Tipo → Natural</text:span></text:span></text:p>
      <text:p text:style-name="Standard"><text:span text:style-name="Fuente_20_de_20_párrafo_20_predeter."><text:span text:style-name="T5"><text:s text:c="4"/>Tipo.tipo = &lt;t:natural,tam:1&gt;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Tipo → Integer</text:span></text:span></text:p>
      <text:p text:style-name="Standard"><text:span text:style-name="Fuente_20_de_20_párrafo_20_predeter."><text:span text:style-name="T5"><text:s text:c="4"/>Tipo.tipo = &lt;t:integer,tam:1&gt;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Tipo → iden</text:span></text:span></text:p>
      <text:p text:style-name="Standard"><text:span text:style-name="Fuente_20_de_20_párrafo_20_predeter."><text:span text:style-name="T5"><text:s text:c="4"/>Tipo.tipo =</text:span></text:span></text:p>
      <text:p text:style-name="Standard"><text:span text:style-name="Fuente_20_de_20_párrafo_20_predeter."><text:span text:style-name="T5"><text:s text:c="8"/>&lt;</text:span></text:span></text:p>
      <text:p text:style-name="Standard"><text:span text:style-name="Fuente_20_de_20_párrafo_20_predeter."><text:span text:style-name="T5"><text:s text:c="12"/>t:ref,</text:span></text:span></text:p>
      <text:p text:style-name="Standard"><text:span text:style-name="Fuente_20_de_20_párrafo_20_predeter."><text:span text:style-name="T5"><text:s text:c="12"/>id:iden.lex,</text:span></text:span></text:p>
      <text:p text:style-name="Standard"><text:span text:style-name="Fuente_20_de_20_párrafo_20_predeter."><text:span text:style-name="T5"><text:s text:c="12"/>tam:Tipo.tsh[iden.lex].tipo.tam</text:span></text:span></text:p>
      <text:p text:style-name="Standard"><text:span text:style-name="Fuente_20_de_20_párrafo_20_predeter."><text:span text:style-name="T5"><text:s text:c="8"/>&gt;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Tipo → array [num] of Tipo</text:span></text:span></text:p>
      <text:p text:style-name="Standard"><text:span text:style-name="Fuente_20_de_20_párrafo_20_predeter."><text:span text:style-name="T5"><text:s text:c="4"/>Tipo.tipo =</text:span></text:span></text:p>
      <text:p text:style-name="Standard"><text:span text:style-name="Fuente_20_de_20_párrafo_20_predeter."><text:span text:style-name="T5"><text:s text:c="8"/>&lt;</text:span></text:span></text:p>
      <text:p text:style-name="Standard"><text:span text:style-name="Fuente_20_de_20_párrafo_20_predeter."><text:span text:style-name="T5"><text:s text:c="12"/>t:array,</text:span></text:span></text:p>
      <text:p text:style-name="Standard"><text:span text:style-name="Fuente_20_de_20_párrafo_20_predeter."><text:span text:style-name="T5"><text:s text:c="12"/>nelems:valorDe(num.lex),</text:span></text:span></text:p>
      <text:p text:style-name="Standard"><text:span text:style-name="Fuente_20_de_20_párrafo_20_predeter."><text:span text:style-name="T5"><text:s text:c="12"/>tbase:Tipo.tipo,</text:span></text:span></text:p>
      <text:p text:style-name="Standard"><text:span text:style-name="Fuente_20_de_20_párrafo_20_predeter."><text:span text:style-name="T5"><text:s text:c="12"/>tam:valorDe(num.lex)*Tipo1.tipo.tam</text:span></text:span></text:p>
      <text:p text:style-name="Standard"><text:span text:style-name="Fuente_20_de_20_párrafo_20_predeter."><text:span text:style-name="T5"><text:s text:c="8"/>&gt;</text:span></text:span></text:p>
      <text:p text:style-name="Standard"><text:soft-page-break/><text:span text:style-name="Fuente_20_de_20_párrafo_20_predeter."><text:span text:style-name="T5"/></text:span></text:p>
      <text:p text:style-name="Standard"><text:span text:style-name="Fuente_20_de_20_párrafo_20_predeter."><text:span text:style-name="T5">Tipo → ^Tipo</text:span></text:span></text:p>
      <text:p text:style-name="Standard"><text:span text:style-name="Fuente_20_de_20_párrafo_20_predeter."><text:span text:style-name="T5"><text:s text:c="4"/>Tipo0.tipo =</text:span></text:span></text:p>
      <text:p text:style-name="Standard"><text:span text:style-name="Fuente_20_de_20_párrafo_20_predeter."><text:span text:style-name="T5"><text:s text:c="8"/>&lt;</text:span></text:span></text:p>
      <text:p text:style-name="Standard"><text:span text:style-name="Fuente_20_de_20_párrafo_20_predeter."><text:span text:style-name="T5"><text:s text:c="12"/>t:puntero,</text:span></text:span></text:p>
      <text:p text:style-name="Standard"><text:span text:style-name="Fuente_20_de_20_párrafo_20_predeter."><text:span text:style-name="T5"><text:s text:c="12"/>tbase:Tipo1.tipo,</text:span></text:span></text:p>
      <text:p text:style-name="Standard"><text:span text:style-name="Fuente_20_de_20_párrafo_20_predeter."><text:span text:style-name="T5"><text:s text:c="12"/>tam:1</text:span></text:span></text:p>
      <text:p text:style-name="Standard"><text:span text:style-name="Fuente_20_de_20_párrafo_20_predeter."><text:span text:style-name="T5"><text:s text:c="8"/>&gt;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Tipo → reg Campos freg</text:span></text:span></text:p>
      <text:p text:style-name="Standard"><text:span text:style-name="Fuente_20_de_20_párrafo_20_predeter."><text:span text:style-name="T5"><text:s text:c="4"/>Tipo.tipo =</text:span></text:span></text:p>
      <text:p text:style-name="Standard"><text:span text:style-name="Fuente_20_de_20_párrafo_20_predeter."><text:span text:style-name="T5"><text:s text:c="8"/>&lt;</text:span></text:span></text:p>
      <text:p text:style-name="Standard"><text:span text:style-name="Fuente_20_de_20_párrafo_20_predeter."><text:span text:style-name="T5"><text:s text:c="12"/>t:array,</text:span></text:span></text:p>
      <text:p text:style-name="Standard"><text:span text:style-name="Fuente_20_de_20_párrafo_20_predeter."><text:span text:style-name="T5"><text:s text:c="12"/>campos:Campos.campos,</text:span></text:span></text:p>
      <text:p text:style-name="Standard"><text:span text:style-name="Fuente_20_de_20_párrafo_20_predeter."><text:span text:style-name="T5"><text:s text:c="12"/>tam:Campos.tam</text:span></text:span></text:p>
      <text:p text:style-name="Standard"><text:span text:style-name="Fuente_20_de_20_párrafo_20_predeter."><text:span text:style-name="T5"><text:s text:c="8"/>&gt;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Campos → Campos ; Campo</text:span></text:span></text:p>
      <text:p text:style-name="Standard"><text:span text:style-name="Fuente_20_de_20_párrafo_20_predeter."><text:span text:style-name="T5"><text:s text:c="4"/>Campos0.tam = Campos1.tam + Campo.tam</text:span></text:span></text:p>
      <text:p text:style-name="Standard"><text:span text:style-name="Fuente_20_de_20_párrafo_20_predeter."><text:span text:style-name="T5"><text:s text:c="4"/>Campo.desh <text:s/>= Campos1.tam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Campos → Campo</text:span></text:span></text:p>
      <text:p text:style-name="Standard"><text:span text:style-name="Fuente_20_de_20_párrafo_20_predeter."><text:span text:style-name="T5"><text:s text:c="4"/>Campos.tam = Campo.tam</text:span></text:span></text:p>
      <text:p text:style-name="Standard"><text:span text:style-name="Fuente_20_de_20_párrafo_20_predeter."><text:span text:style-name="T5"><text:s text:c="4"/>Campo.desh = 0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Campo → iden: Tipo</text:span></text:span></text:p>
      <text:p text:style-name="Standard"><text:span text:style-name="Fuente_20_de_20_párrafo_20_predeter."><text:span text:style-name="T5"><text:s text:c="4"/>Campo.campo =</text:span></text:span></text:p>
      <text:p text:style-name="Standard"><text:span text:style-name="Fuente_20_de_20_párrafo_20_predeter."><text:span text:style-name="T5"><text:s text:c="8"/>&lt;</text:span></text:span></text:p>
      <text:p text:style-name="Standard"><text:span text:style-name="Fuente_20_de_20_párrafo_20_predeter."><text:span text:style-name="T5"><text:s text:c="12"/>id:iden.lex,</text:span></text:span></text:p>
      <text:p text:style-name="Standard"><text:span text:style-name="Fuente_20_de_20_párrafo_20_predeter."><text:span text:style-name="T5"><text:s text:c="12"/>tipo:Tipo.tipo,</text:span></text:span></text:p>
      <text:p text:style-name="Standard"><text:span text:style-name="Fuente_20_de_20_párrafo_20_predeter."><text:span text:style-name="T5"><text:s text:c="12"/>desp:Campo.desph</text:span></text:span></text:p>
      <text:p text:style-name="Standard"><text:span text:style-name="Fuente_20_de_20_párrafo_20_predeter."><text:span text:style-name="T5"><text:s text:c="8"/>&gt;</text:span></text:span></text:p>
      <text:p text:style-name="Standard"><text:span text:style-name="Fuente_20_de_20_párrafo_20_predeter."><text:span text:style-name="T5"><text:s text:c="4"/>Campo.tam <text:s text:c="2"/>= Tipo.tam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DeclaracionProcedimiento → proc iden FParametros Bloque fproc</text:span></text:span></text:p>
      <text:p text:style-name="Standard"><text:span text:style-name="Fuente_20_de_20_párrafo_20_predeter."><text:span text:style-name="T5"><text:s text:c="4"/>Bloque.dirh <text:s text:c="21"/>= FParametros.dir</text:span></text:span></text:p>
      <text:p text:style-name="Standard"><text:span text:style-name="Fuente_20_de_20_párrafo_20_predeter."><text:span text:style-name="T5"><text:s text:c="4"/>FParametros.nh <text:s text:c="18"/>= Bloque.nh = DeclaracionProcedimiento.nh + 1</text:span></text:span></text:p>
      <text:p text:style-name="Standard"><text:span text:style-name="Fuente_20_de_20_párrafo_20_predeter."><text:span text:style-name="T5"><text:s text:c="4"/>DeclaracionProcedimiento.n <text:s text:c="6"/>= Bloque.n</text:span></text:span></text:p>
      <text:p text:style-name="Standard"><text:span text:style-name="Fuente_20_de_20_párrafo_20_predeter."><text:span text:style-name="T5"><text:s text:c="4"/>DeclaracionProcedimiento.cod <text:s text:c="4"/>= Bloque.cod</text:span></text:span></text:p>
      <text:p text:style-name="Standard"><text:span text:style-name="Fuente_20_de_20_párrafo_20_predeter."><text:span text:style-name="T5"><text:s text:c="4"/>DeclaracionProcedimiento.propsop = &lt;inicio:Bloque.inicio&gt;</text:span></text:span></text:p>
      <text:p text:style-name="Standard"><text:span text:style-name="Fuente_20_de_20_párrafo_20_predeter."><text:span text:style-name="T5"><text:s text:c="4"/>Bloque.etqh <text:s text:c="21"/>= DeclaracionProcedimiento.etqh</text:span></text:span></text:p>
      <text:p text:style-name="Standard"><text:span text:style-name="Fuente_20_de_20_párrafo_20_predeter."><text:span text:style-name="T5"><text:s text:c="4"/>DeclaracionProcedimiento.etq <text:s text:c="4"/>= Bloque.etq</text:span></text:span></text:p>
      <text:p text:style-name="Standard"><text:span text:style-name="Fuente_20_de_20_párrafo_20_predeter."><text:span text:style-name="T5"><text:s text:c="4"/>Bloque.tsph <text:s text:c="21"/>=</text:span></text:span></text:p>
      <text:p text:style-name="Standard"><text:span text:style-name="Fuente_20_de_20_párrafo_20_predeter."><text:span text:style-name="T5"><text:s text:c="8"/>añadeID(</text:span></text:span></text:p>
      <text:p text:style-name="Standard"><text:span text:style-name="Fuente_20_de_20_párrafo_20_predeter."><text:span text:style-name="T5"><text:s text:c="12"/>FParametros.ts,</text:span></text:span></text:p>
      <text:p text:style-name="Standard"><text:span text:style-name="Fuente_20_de_20_párrafo_20_predeter."><text:span text:style-name="T5"><text:s text:c="12"/>DecProp.id,</text:span></text:span></text:p>
      <text:p text:style-name="Standard"><text:span text:style-name="Fuente_20_de_20_párrafo_20_predeter."><text:span text:style-name="T5"><text:s text:c="12"/>DeclaracionProcedimiento.props⊗{nivel:DecsProp.nh+1}⊗DeclaracionProcedimiento.propsop</text:span></text:span></text:p>
      <text:p text:style-name="Standard"><text:span text:style-name="Fuente_20_de_20_párrafo_20_predeter."><text:span text:style-name="T5"><text:s text:c="8"/>)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LAParametros ::= LAParametros, Expresion</text:span></text:span></text:p>
      <text:p text:style-name="Standard"><text:span text:style-name="Fuente_20_de_20_párrafo_20_predeter."><text:span text:style-name="T5"><text:s text:c="4"/>LAParametros0.cod <text:s text:c="2"/>=</text:span></text:span></text:p>
      <text:p text:style-name="Standard"><text:span text:style-name="Fuente_20_de_20_párrafo_20_predeter."><text:span text:style-name="T5"><text:s text:c="8"/>LAParametros1.cod ||</text:span></text:span></text:p>
      <text:p text:style-name="Standard"><text:span text:style-name="Fuente_20_de_20_párrafo_20_predeter."><text:span text:style-name="T5"><text:s text:c="8"/>copia ||</text:span></text:span></text:p>
      <text:p text:style-name="Standard"><text:span text:style-name="Fuente_20_de_20_párrafo_20_predeter."><text:span text:style-name="T5"><text:s text:c="8"/>direccionParFormal(LAParametros0.fParametros[LAParametros0.nParametros]) ||</text:span></text:span></text:p>
      <text:p text:style-name="Standard"><text:span text:style-name="Fuente_20_de_20_párrafo_20_predeter."><text:span text:style-name="T5"><text:s text:c="8"/>Expresion.cod ||</text:span></text:span></text:p>
      <text:p text:style-name="Standard"><text:span text:style-name="Fuente_20_de_20_párrafo_20_predeter."><text:span text:style-name="T5"><text:s text:c="8"/>pasoParametro(Expresion.modo,LAParametros0.fParametros[LAParametros0.nParametros])</text:span></text:span></text:p>
      <text:p text:style-name="Standard"><text:span text:style-name="Fuente_20_de_20_párrafo_20_predeter."><text:span text:style-name="T5"><text:s text:c="4"/>LAParametros1.etqh <text:s/>= LAParametros0.etqh</text:span></text:span></text:p>
      <text:p text:style-name="Standard"><text:span text:style-name="Fuente_20_de_20_párrafo_20_predeter."><text:span text:style-name="T5"><text:s text:c="4"/>Expresion.etqh <text:s/>= LAParametros1.etq + 1 + longDireccionParFormal</text:span></text:span></text:p>
      <text:p text:style-name="Standard"><text:span text:style-name="Fuente_20_de_20_párrafo_20_predeter."><text:span text:style-name="T5"><text:s text:c="4"/>LAParametros0.etq <text:s text:c="2"/>= Expresion.etq + longPasoParametro</text:span></text:span></text:p>
      <text:p text:style-name="Standard"><text:soft-page-break/><text:span text:style-name="Fuente_20_de_20_párrafo_20_predeter."><text:span text:style-name="T5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LAParametros ::= Expresion</text:span></text:span></text:p>
      <text:p text:style-name="Standard"><text:span text:style-name="Fuente_20_de_20_párrafo_20_predeter."><text:span text:style-name="T5"><text:s text:c="4"/>LAParametros.cod <text:s text:c="3"/>=</text:span></text:span></text:p>
      <text:p text:style-name="Standard"><text:span text:style-name="Fuente_20_de_20_párrafo_20_predeter."><text:span text:style-name="T5"><text:s text:c="8"/>copia ||</text:span></text:span></text:p>
      <text:p text:style-name="Standard"><text:span text:style-name="Fuente_20_de_20_párrafo_20_predeter."><text:span text:style-name="T5"><text:s text:c="8"/>Expresion.cod ||</text:span></text:span></text:p>
      <text:p text:style-name="Standard"><text:span text:style-name="Fuente_20_de_20_párrafo_20_predeter."><text:span text:style-name="T5"><text:s text:c="8"/>pasoParametro(Expresion.modo,LAParametros.fParametros[1])</text:span></text:span></text:p>
      <text:p text:style-name="Standard"><text:span text:style-name="Fuente_20_de_20_párrafo_20_predeter."><text:span text:style-name="T5"><text:s text:c="4"/>Expresion.etqh <text:s/>= LAParametros.etq + 1</text:span></text:span></text:p>
      <text:p text:style-name="Standard"><text:span text:style-name="Fuente_20_de_20_párrafo_20_predeter."><text:span text:style-name="T5"><text:s text:c="4"/>LAParametros.etq <text:s text:c="3"/>= Expresion.etq + longPasoParametro</text:span></text:span></text:p>
      <text:p text:style-name="Standard"><text:span text:style-name="Fuente_20_de_20_párrafo_20_predeter."><text:span text:style-name="T5"><text:s text:c="4"/>Expresion.parh <text:s/>= LAParametros.fParametrosh[1].modo == var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FParametros → ( LFParametros )</text:span></text:span></text:p>
      <text:p text:style-name="Standard"><text:span text:style-name="Fuente_20_de_20_párrafo_20_predeter."><text:span text:style-name="T5"><text:s text:c="4"/>FParametros.dir = LFParametros.dir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FParametros → λ</text:span></text:span></text:p>
      <text:p text:style-name="Standard"><text:span text:style-name="Fuente_20_de_20_párrafo_20_predeter."><text:span text:style-name="T5"><text:s text:c="4"/>FParametros.dir = 0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LFParametros → LFParametros, FParametro</text:span></text:span></text:p>
      <text:p text:style-name="Standard"><text:span text:style-name="Fuente_20_de_20_párrafo_20_predeter."><text:span text:style-name="T5"><text:s text:c="4"/>LFParametros0.ts <text:s text:c="3"/>= añadeID(LFParametros1.ts,FParametro.id,</text:span></text:span></text:p>
      <text:p text:style-name="Standard"><text:span text:style-name="Fuente_20_de_20_párrafo_20_predeter."><text:span text:style-name="T5"><text:s text:c="27"/>FParametro.props ⊗ &lt;dir:LFParametros1.dir&gt;)</text:span></text:span></text:p>
      <text:p text:style-name="Standard"><text:span text:style-name="Fuente_20_de_20_párrafo_20_predeter."><text:span text:style-name="T5"><text:s text:c="4"/>LFParametros0.dir <text:s text:c="2"/>= LFParametros1.dir + FParametro.tam</text:span></text:span></text:p>
      <text:p text:style-name="Standard"><text:span text:style-name="Fuente_20_de_20_párrafo_20_predeter."><text:span text:style-name="T5"><text:s text:c="4"/>FParametro.dirh <text:s text:c="4"/>= LFParametros1.dir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LFParametro → FParametro</text:span></text:span></text:p>
      <text:p text:style-name="Standard"><text:span text:style-name="Fuente_20_de_20_párrafo_20_predeter."><text:span text:style-name="T5"><text:s text:c="4"/>LFParametro.ts <text:s text:c="5"/>= añadeID(LFParametro.tsph, FParametro.id,FParametro.props ⊗ &lt;dir:0&gt;)</text:span></text:span></text:p>
      <text:p text:style-name="Standard"><text:span text:style-name="Fuente_20_de_20_párrafo_20_predeter."><text:span text:style-name="T5"><text:s text:c="4"/>LFParametro.dir <text:s text:c="4"/>= FParametro.tam</text:span></text:span></text:p>
      <text:p text:style-name="Standard"><text:span text:style-name="Fuente_20_de_20_párrafo_20_predeter."><text:span text:style-name="T5"><text:s text:c="4"/>FParametro.dirh <text:s text:c="4"/>= 0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FParametro → var Tipo id</text:span></text:span></text:p>
      <text:p text:style-name="Standard"><text:span text:style-name="Fuente_20_de_20_párrafo_20_predeter."><text:span text:style-name="T5"><text:s text:c="4"/>FParametro.tam <text:s text:c="5"/>= 1</text:span></text:span></text:p>
      <text:p text:style-name="Standard"><text:span text:style-name="Fuente_20_de_20_párrafo_20_predeter."><text:span text:style-name="T5"><text:s text:c="4"/>FParametro.param <text:s text:c="3"/>= &lt;modo: variable, tipo: Tipo.tipo, dir: FParametro.dirh&gt;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FParametro → Tipo id</text:span></text:span></text:p>
      <text:p text:style-name="Standard"><text:span text:style-name="Fuente_20_de_20_párrafo_20_predeter."><text:span text:style-name="T5"><text:s text:c="4"/>FParametro.tam <text:s text:c="5"/>= Tipo.tipo.tam</text:span></text:span></text:p>
      <text:p text:style-name="Standard"><text:span text:style-name="Fuente_20_de_20_párrafo_20_predeter."><text:span text:style-name="T5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Bloque → Decs &amp;&amp; Ins</text:span></text:span></text:p>
      <text:p text:style-name="Standard"><text:span text:style-name="Fuente_20_de_20_párrafo_20_predeter."><text:span text:style-name="T5"><text:s text:c="4"/>Decs.dirh <text:s text:c="6"/>= Bloque.dirh</text:span></text:span></text:p>
      <text:p text:style-name="Standard"><text:span text:style-name="Fuente_20_de_20_párrafo_20_predeter."><text:span text:style-name="T5"><text:s text:c="4"/>Decs.nh <text:s text:c="8"/>= Bloque.nh</text:span></text:span></text:p>
      <text:p text:style-name="Standard"><text:span text:style-name="Fuente_20_de_20_párrafo_20_predeter."><text:span text:style-name="T5"><text:s text:c="4"/>Bloque.n <text:s text:c="7"/>= Decs.n</text:span></text:span></text:p>
      <text:p text:style-name="Standard"><text:span text:style-name="Fuente_20_de_20_párrafo_20_predeter."><text:span text:style-name="T5"><text:s text:c="4"/>Decs.etqh <text:s text:c="6"/>= Bloque.etqh</text:span></text:span></text:p>
      <text:p text:style-name="Standard"><text:span text:style-name="Fuente_20_de_20_párrafo_20_predeter."><text:span text:style-name="T5"><text:s text:c="4"/>Bloque.inicio <text:s text:c="2"/>= Decs.etq</text:span></text:span></text:p>
      <text:p text:style-name="Standard"><text:span text:style-name="Fuente_20_de_20_párrafo_20_predeter."><text:span text:style-name="T5"><text:s text:c="4"/>Ins.etqh <text:s text:c="7"/>= Decs.etq + longPrologo</text:span></text:span></text:p>
      <text:p text:style-name="Standard"><text:span text:style-name="Fuente_20_de_20_párrafo_20_predeter."><text:span text:style-name="T5"><text:s text:c="4"/>Bloque.etq <text:s text:c="5"/>= Ins.etq + longEpilogo + 1</text:span></text:span></text:p>
      <text:p text:style-name="Standard"><text:span text:style-name="Fuente_20_de_20_párrafo_20_predeter."><text:span text:style-name="T5"><text:s text:c="4"/>Bloque.cod <text:s text:c="5"/>=</text:span></text:span></text:p>
      <text:p text:style-name="Standard"><text:span text:style-name="Fuente_20_de_20_párrafo_20_predeter."><text:span text:style-name="T5"><text:s text:c="12"/>Decs.cod <text:s text:c="19"/>||</text:span></text:span></text:p>
      <text:p text:style-name="Standard"><text:span text:style-name="Fuente_20_de_20_párrafo_20_predeter."><text:span text:style-name="T5"><text:s text:c="12"/>prologo(Bloque.nh,Decs.dir) ||</text:span></text:span></text:p>
      <text:p text:style-name="Standard"><text:span text:style-name="Fuente_20_de_20_párrafo_20_predeter."><text:span text:style-name="T5"><text:s text:c="12"/>Ins.cod <text:s text:c="20"/>||</text:span></text:span></text:p>
      <text:p text:style-name="Standard"><text:span text:style-name="Fuente_20_de_20_párrafo_20_predeter."><text:span text:style-name="T5"><text:s text:c="12"/>epilogo(Bloque.nh) <text:s text:c="9"/>||</text:span></text:span></text:p>
      <text:p text:style-name="Standard"><text:span text:style-name="Fuente_20_de_20_párrafo_20_predeter."><text:span text:style-name="T5"><text:s text:c="12"/>ir-ind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Bloque → Ins</text:span></text:span></text:p>
      <text:p text:style-name="Standard"><text:span text:style-name="Fuente_20_de_20_párrafo_20_predeter."><text:span text:style-name="T5"><text:s text:c="4"/>Bloque.n <text:s text:c="7"/>= Bloque.nh</text:span></text:span></text:p>
      <text:p text:style-name="Standard"><text:span text:style-name="Fuente_20_de_20_párrafo_20_predeter."><text:span text:style-name="T5"><text:s text:c="4"/>Bloque.cod <text:s text:c="5"/>=</text:span></text:span></text:p>
      <text:p text:style-name="Standard"><text:span text:style-name="Fuente_20_de_20_párrafo_20_predeter."><text:span text:style-name="T5"><text:s text:c="8"/>prologo(Bloque.nh,Bloque.dirh) <text:s/>||</text:span></text:span></text:p>
      <text:p text:style-name="Standard"><text:span text:style-name="Fuente_20_de_20_párrafo_20_predeter."><text:span text:style-name="T5"><text:s text:c="8"/>Ins.cod <text:s text:c="24"/>||</text:span></text:span></text:p>
      <text:p text:style-name="Standard"><text:span text:style-name="Fuente_20_de_20_párrafo_20_predeter."><text:span text:style-name="T5"><text:s text:c="8"/>epilogo(Bloque.nh) <text:s text:c="13"/>||</text:span></text:span></text:p>
      <text:p text:style-name="Standard"><text:span text:style-name="Fuente_20_de_20_párrafo_20_predeter."><text:span text:style-name="T5"><text:s text:c="8"/>ir-ind</text:span></text:span></text:p>
      <text:p text:style-name="Standard"><text:soft-page-break/><text:span text:style-name="Fuente_20_de_20_párrafo_20_predeter."><text:span text:style-name="T5"><text:s text:c="4"/>Ins.etqh <text:s text:c="7"/>= Bloque.etqh + longPrologo</text:span></text:span></text:p>
      <text:p text:style-name="Standard"><text:span text:style-name="Fuente_20_de_20_párrafo_20_predeter."><text:span text:style-name="T5"><text:s text:c="4"/>Bloque.inicio <text:s text:c="2"/>= Bloque.etqh</text:span></text:span></text:p>
      <text:p text:style-name="Standard"><text:span text:style-name="Fuente_20_de_20_párrafo_20_predeter."><text:span text:style-name="T5"><text:s text:c="4"/>Bloque.etq <text:s text:c="5"/>= Ins.etq + longEpilogo + 1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es → Ins ; Inses</text:span></text:span></text:p>
      <text:p text:style-name="Standard"><text:span text:style-name="Fuente_20_de_20_párrafo_20_predeter."><text:span text:style-name="T5"><text:s text:c="4"/>Inses0.cod <text:s text:c="3"/>= Ins.cod || Inses1.cod</text:span></text:span></text:p>
      <text:p text:style-name="Standard"><text:span text:style-name="Fuente_20_de_20_párrafo_20_predeter."><text:span text:style-name="T5"><text:s text:c="4"/>Ins1.etqh <text:s text:c="4"/>= Inses0.etqh</text:span></text:span></text:p>
      <text:p text:style-name="Standard"><text:span text:style-name="Fuente_20_de_20_párrafo_20_predeter."><text:span text:style-name="T5"><text:s text:c="4"/>Inses.etqh <text:s text:c="3"/>= Ins1.etq</text:span></text:span></text:p>
      <text:p text:style-name="Standard"><text:span text:style-name="Fuente_20_de_20_párrafo_20_predeter."><text:span text:style-name="T5"><text:s text:c="4"/>Inses0.etq <text:s text:c="3"/>= Ins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es → Ins</text:span></text:span></text:p>
      <text:p text:style-name="Standard"><text:span text:style-name="Fuente_20_de_20_párrafo_20_predeter."><text:span text:style-name="T5"><text:s text:c="4"/>Inses.cod <text:s text:c="2"/>= Ins.cod</text:span></text:span></text:p>
      <text:p text:style-name="Standard"><text:span text:style-name="Fuente_20_de_20_párrafo_20_predeter."><text:span text:style-name="T5"><text:s text:c="4"/>Ins.etqh <text:s text:c="3"/>= Inses.etqh</text:span></text:span></text:p>
      <text:p text:style-name="Standard"><text:span text:style-name="Fuente_20_de_20_párrafo_20_predeter."><text:span text:style-name="T5"><text:s text:c="4"/>Inses.etq <text:s text:c="2"/>= Ins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 → InsAsignacion</text:span></text:span></text:p>
      <text:p text:style-name="Standard"><text:span text:style-name="Fuente_20_de_20_párrafo_20_predeter."><text:span text:style-name="T5"><text:s text:c="4"/>Inses.cod <text:s text:c="14"/>= InsL.cod</text:span></text:span></text:p>
      <text:p text:style-name="Standard"><text:span text:style-name="Fuente_20_de_20_párrafo_20_predeter."><text:span text:style-name="T5"><text:s text:c="4"/>InsAsignacion.etqh <text:s text:c="5"/>= Ins.etzqh</text:span></text:span></text:p>
      <text:p text:style-name="Standard"><text:span text:style-name="Fuente_20_de_20_párrafo_20_predeter."><text:span text:style-name="T5"><text:s text:c="4"/>Ins.etq <text:s text:c="16"/>= InsL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 → InsLectura</text:span></text:span></text:p>
      <text:p text:style-name="Standard"><text:span text:style-name="Fuente_20_de_20_párrafo_20_predeter."><text:span text:style-name="T5"><text:s text:c="4"/>Ins.cod <text:s text:c="16"/>= InsLectura.cod</text:span></text:span></text:p>
      <text:p text:style-name="Standard"><text:span text:style-name="Fuente_20_de_20_párrafo_20_predeter."><text:span text:style-name="T5"><text:s text:c="4"/>InsLectura.etqh <text:s text:c="8"/>= Ins.etqh</text:span></text:span></text:p>
      <text:p text:style-name="Standard"><text:span text:style-name="Fuente_20_de_20_párrafo_20_predeter."><text:span text:style-name="T5"><text:s text:c="4"/>Ins.etq <text:s text:c="16"/>= InsLectura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 → InsEscritura</text:span></text:span></text:p>
      <text:p text:style-name="Standard"><text:span text:style-name="Fuente_20_de_20_párrafo_20_predeter."><text:span text:style-name="T5"><text:s text:c="4"/>Ins.cod <text:s text:c="16"/>= InsEscritura.cod</text:span></text:span></text:p>
      <text:p text:style-name="Standard"><text:span text:style-name="Fuente_20_de_20_párrafo_20_predeter."><text:span text:style-name="T5"><text:s text:c="4"/>InsEscritura.etqh <text:s text:c="6"/>= Ins.etqh</text:span></text:span></text:p>
      <text:p text:style-name="Standard"><text:span text:style-name="Fuente_20_de_20_párrafo_20_predeter."><text:span text:style-name="T5"><text:s text:c="4"/>Ins.etq <text:s text:c="16"/>= InsEscritura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 → InsCompuesta</text:span></text:span></text:p>
      <text:p text:style-name="Standard"><text:span text:style-name="Fuente_20_de_20_párrafo_20_predeter."><text:span text:style-name="T5"><text:s text:c="4"/>Ins.cod <text:s text:c="16"/>= InsCompuesta.cod</text:span></text:span></text:p>
      <text:p text:style-name="Standard"><text:span text:style-name="Fuente_20_de_20_párrafo_20_predeter."><text:span text:style-name="T5"><text:s text:c="4"/>InsCompuesta.etqh <text:s text:c="6"/>= Ins.etqh</text:span></text:span></text:p>
      <text:p text:style-name="Standard"><text:span text:style-name="Fuente_20_de_20_párrafo_20_predeter."><text:span text:style-name="T5"><text:s text:c="4"/>Ins.etq <text:s text:c="16"/>= InsCompuesta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 → InsIf</text:span></text:span></text:p>
      <text:p text:style-name="Standard"><text:span text:style-name="Fuente_20_de_20_párrafo_20_predeter."><text:span text:style-name="T5"><text:s text:c="4"/>Ins.cod <text:s text:c="16"/>= InsIf.cod</text:span></text:span></text:p>
      <text:p text:style-name="Standard"><text:span text:style-name="Fuente_20_de_20_párrafo_20_predeter."><text:span text:style-name="T5"><text:s text:c="4"/>InsIf.etqh <text:s text:c="13"/>= Ins.etqh</text:span></text:span></text:p>
      <text:p text:style-name="Standard"><text:span text:style-name="Fuente_20_de_20_párrafo_20_predeter."><text:span text:style-name="T5"><text:s text:c="4"/>Ins.etq <text:s text:c="16"/>= InsIf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 → InsWhile</text:span></text:span></text:p>
      <text:p text:style-name="Standard"><text:span text:style-name="Fuente_20_de_20_párrafo_20_predeter."><text:span text:style-name="T5"><text:s text:c="4"/>Ins.cod <text:s text:c="16"/>= InsWhile.cod</text:span></text:span></text:p>
      <text:p text:style-name="Standard"><text:span text:style-name="Fuente_20_de_20_párrafo_20_predeter."><text:span text:style-name="T5"><text:s text:c="4"/>InsWhile.etqh <text:s text:c="10"/>= Ins.etqh</text:span></text:span></text:p>
      <text:p text:style-name="Standard"><text:span text:style-name="Fuente_20_de_20_párrafo_20_predeter."><text:span text:style-name="T5"><text:s text:c="4"/>Ins.etq <text:s text:c="16"/>= InsWhile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 → InsFor</text:span></text:span></text:p>
      <text:p text:style-name="Standard"><text:span text:style-name="Fuente_20_de_20_párrafo_20_predeter."><text:span text:style-name="T5"><text:s text:c="4"/>Ins.cod <text:s text:c="16"/>= InsFor.cod</text:span></text:span></text:p>
      <text:p text:style-name="Standard"><text:span text:style-name="Fuente_20_de_20_párrafo_20_predeter."><text:span text:style-name="T5"><text:s text:c="4"/>InsFor.etqh <text:s text:c="12"/>= Ins.etqh</text:span></text:span></text:p>
      <text:p text:style-name="Standard"><text:span text:style-name="Fuente_20_de_20_párrafo_20_predeter."><text:span text:style-name="T5"><text:s text:c="4"/>Ins.etq <text:s text:c="16"/>= InsFor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 → InsNew</text:span></text:span></text:p>
      <text:p text:style-name="Standard"><text:span text:style-name="Fuente_20_de_20_párrafo_20_predeter."><text:span text:style-name="T5"><text:s text:c="4"/>Ins.cod <text:s text:c="16"/>= InsNew.cod</text:span></text:span></text:p>
      <text:p text:style-name="Standard"><text:span text:style-name="Fuente_20_de_20_párrafo_20_predeter."><text:span text:style-name="T5"><text:s text:c="4"/>InsNew.etqh <text:s text:c="12"/>= Ins.etqh</text:span></text:span></text:p>
      <text:p text:style-name="Standard"><text:span text:style-name="Fuente_20_de_20_párrafo_20_predeter."><text:span text:style-name="T5"><text:s text:c="4"/>Ins.etq <text:s text:c="16"/>= InsNew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 → InsDis</text:span></text:span></text:p>
      <text:p text:style-name="Standard"><text:span text:style-name="Fuente_20_de_20_párrafo_20_predeter."><text:span text:style-name="T5"><text:s text:c="4"/>Ins.cod <text:s text:c="16"/>= InsDis.cod</text:span></text:span></text:p>
      <text:p text:style-name="Standard"><text:span text:style-name="Fuente_20_de_20_párrafo_20_predeter."><text:span text:style-name="T5"><text:s text:c="4"/>InsDis.etqh <text:s text:c="12"/>= Ins.etqh</text:span></text:span></text:p>
      <text:p text:style-name="Standard"><text:span text:style-name="Fuente_20_de_20_párrafo_20_predeter."><text:span text:style-name="T5"><text:s text:c="4"/>Ins.etq <text:s text:c="16"/>= InsDis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 → InsProcedimiento</text:span></text:span></text:p>
      <text:p text:style-name="Standard"><text:span text:style-name="Fuente_20_de_20_párrafo_20_predeter."><text:span text:style-name="T5"><text:s text:c="4"/>InsProcedimiento.etqh <text:s text:c="2"/>= Ins.etqh</text:span></text:span></text:p>
      <text:p text:style-name="Standard"><text:span text:style-name="Fuente_20_de_20_párrafo_20_predeter."><text:span text:style-name="T5"><text:s text:c="4"/>Ins.etq <text:s text:c="16"/>= InsProcedimiento.etq</text:span></text:span></text:p>
      <text:p text:style-name="Standard"><text:span text:style-name="Fuente_20_de_20_párrafo_20_predeter."><text:span text:style-name="T5"><text:s text:c="4"/>Ins.cod <text:s text:c="16"/>= InsProcedimiento.cod</text:span></text:span></text:p>
      <text:p text:style-name="Standard"><text:span text:style-name="Fuente_20_de_20_párrafo_20_predeter."><text:span text:style-name="T5"/></text:span></text:p>
      <text:p text:style-name="Standard"><text:soft-page-break/><text:span text:style-name="Fuente_20_de_20_párrafo_20_predeter."><text:span text:style-name="T5">InsLectura → in(id)</text:span></text:span></text:p>
      <text:p text:style-name="Standard"><text:span text:style-name="Fuente_20_de_20_párrafo_20_predeter."><text:span text:style-name="T5"><text:s text:c="4"/>InsLectura.cod <text:s/>= in InsLectura.tsh[id.lex].dir</text:span></text:span></text:p>
      <text:p text:style-name="Standard"><text:span text:style-name="Fuente_20_de_20_párrafo_20_predeter."><text:span text:style-name="T5"><text:s text:c="4"/>InsLectura.etq <text:s/>= InsLectura.etqh + 1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Escritura → out(Expresion)</text:span></text:span></text:p>
      <text:p text:style-name="Standard"><text:span text:style-name="Fuente_20_de_20_párrafo_20_predeter."><text:span text:style-name="T5"><text:s text:c="4"/>InsEscritura.cod <text:s text:c="2"/>= Expresion.cod || out</text:span></text:span></text:p>
      <text:p text:style-name="Standard"><text:span text:style-name="Fuente_20_de_20_párrafo_20_predeter."><text:span text:style-name="T5"><text:s text:c="4"/>Expresion.etqh <text:s text:c="10"/>= InsEscritura.etqh</text:span></text:span></text:p>
      <text:p text:style-name="Standard"><text:span text:style-name="Fuente_20_de_20_párrafo_20_predeter."><text:span text:style-name="T5"><text:s text:c="4"/>InsEscritura.etq <text:s text:c="2"/>= Expresion.etq + 1</text:span></text:span></text:p>
      <text:p text:style-name="Standard"><text:span text:style-name="Fuente_20_de_20_párrafo_20_predeter."><text:span text:style-name="T5"><text:s text:c="4"/>Expresion.parh <text:s text:c="10"/>= false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Asignación → Mem := Expresion</text:span></text:span></text:p>
      <text:p text:style-name="Standard"><text:span text:style-name="Fuente_20_de_20_párrafo_20_predeter."><text:span text:style-name="T5"><text:s text:c="4"/>InsAsignación.cod =</text:span></text:span></text:p>
      <text:p text:style-name="Standard"><text:span text:style-name="Fuente_20_de_20_párrafo_20_predeter."><text:span text:style-name="T5"><text:s text:c="8"/>si esCompatibleConTipoBasico(Mem.tipo,Expresion.tsh)</text:span></text:span></text:p>
      <text:p text:style-name="Standard"><text:span text:style-name="Fuente_20_de_20_párrafo_20_predeter."><text:span text:style-name="T5"><text:s text:c="12"/>Mem.cod || Expresion.cod || desapila-ind</text:span></text:span></text:p>
      <text:p text:style-name="Standard"><text:span text:style-name="Fuente_20_de_20_párrafo_20_predeter."><text:span text:style-name="T5"><text:s text:c="8"/>si no</text:span></text:span></text:p>
      <text:p text:style-name="Standard"><text:span text:style-name="Fuente_20_de_20_párrafo_20_predeter."><text:span text:style-name="T5"><text:s text:c="12"/>Mem.cod || Expresion.cod || mueve(Mem.tipo.tam)</text:span></text:span></text:p>
      <text:p text:style-name="Standard"><text:span text:style-name="Fuente_20_de_20_párrafo_20_predeter."><text:span text:style-name="T5"><text:s text:c="4"/>Mem.etqh <text:s text:c="9"/>= InsAsignación.etqh</text:span></text:span></text:p>
      <text:p text:style-name="Standard"><text:span text:style-name="Fuente_20_de_20_párrafo_20_predeter."><text:span text:style-name="T5"><text:s text:c="4"/>Expresion.etqh <text:s text:c="9"/>= Mem.etq</text:span></text:span></text:p>
      <text:p text:style-name="Standard"><text:span text:style-name="Fuente_20_de_20_párrafo_20_predeter."><text:span text:style-name="T5"><text:s text:c="4"/>InsAsignación.etq = Expresion.etq + 1</text:span></text:span></text:p>
      <text:p text:style-name="Standard"><text:span text:style-name="Fuente_20_de_20_párrafo_20_predeter."><text:span text:style-name="T5"><text:s text:c="4"/>Expresion.parh <text:s text:c="9"/>= false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Compuesta → { Is }</text:span></text:span></text:p>
      <text:p text:style-name="Standard"><text:span text:style-name="Fuente_20_de_20_párrafo_20_predeter."><text:span text:style-name="T5"><text:s text:c="4"/>InsCompuesta.cod <text:s text:c="3"/>= Is.cod</text:span></text:span></text:p>
      <text:p text:style-name="Standard"><text:span text:style-name="Fuente_20_de_20_párrafo_20_predeter."><text:span text:style-name="T5"><text:s text:c="4"/>Is.etqh <text:s text:c="12"/>= InsCompuesta.etqh</text:span></text:span></text:p>
      <text:p text:style-name="Standard"><text:span text:style-name="Fuente_20_de_20_párrafo_20_predeter."><text:span text:style-name="T5"><text:s text:c="4"/>InsCompuesta.etq <text:s text:c="3"/>= Is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If → if Expresion then I Pelse</text:span></text:span></text:p>
      <text:p text:style-name="Standard"><text:span text:style-name="Fuente_20_de_20_párrafo_20_predeter."><text:span text:style-name="T5"><text:s text:c="4"/>InsIf.cod <text:s text:c="6"/>=</text:span></text:span></text:p>
      <text:p text:style-name="Standard"><text:span text:style-name="Fuente_20_de_20_párrafo_20_predeter."><text:span text:style-name="T5"><text:s text:c="8"/>Expresion.cod || ir-f(I.etq + 1) || I.cod || ir-a(PElse.etq) || PElse.cod</text:span></text:span></text:p>
      <text:p text:style-name="Standard"><text:span text:style-name="Fuente_20_de_20_párrafo_20_predeter."><text:span text:style-name="T5"><text:s text:c="4"/>Expresion.etqh <text:s/>= InsIf.etqh</text:span></text:span></text:p>
      <text:p text:style-name="Standard"><text:span text:style-name="Fuente_20_de_20_párrafo_20_predeter."><text:span text:style-name="T5"><text:s text:c="4"/>I.etqh <text:s text:c="9"/>= Expresion.etq + 1</text:span></text:span></text:p>
      <text:p text:style-name="Standard"><text:span text:style-name="Fuente_20_de_20_párrafo_20_predeter."><text:span text:style-name="T5"><text:s text:c="4"/>PElse.etqh <text:s text:c="5"/>= I.etq + 1</text:span></text:span></text:p>
      <text:p text:style-name="Standard"><text:span text:style-name="Fuente_20_de_20_párrafo_20_predeter."><text:span text:style-name="T5"><text:s text:c="4"/>InsIf.etq <text:s text:c="6"/>= PElse.etq</text:span></text:span></text:p>
      <text:p text:style-name="Standard"><text:span text:style-name="Fuente_20_de_20_párrafo_20_predeter."><text:span text:style-name="T5"><text:s text:c="4"/>Expresion.parh <text:s/>= false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PElse → else I</text:span></text:span></text:p>
      <text:p text:style-name="Standard"><text:span text:style-name="Fuente_20_de_20_párrafo_20_predeter."><text:span text:style-name="T5"><text:s text:c="4"/>PElse.cod <text:s/>= I.cod</text:span></text:span></text:p>
      <text:p text:style-name="Standard"><text:span text:style-name="Fuente_20_de_20_párrafo_20_predeter."><text:span text:style-name="T5"><text:s text:c="4"/>PElse.etq <text:s/>= I.etq</text:span></text:span></text:p>
      <text:p text:style-name="Standard"><text:span text:style-name="Fuente_20_de_20_párrafo_20_predeter."><text:span text:style-name="T5"><text:s text:c="4"/>I.etqh <text:s text:c="4"/>= PElse.etq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PElse → λ</text:span></text:span></text:p>
      <text:p text:style-name="Standard"><text:span text:style-name="Fuente_20_de_20_párrafo_20_predeter."><text:span text:style-name="T5"><text:s text:c="4"/>PElse.cod <text:s/>= λ</text:span></text:span></text:p>
      <text:p text:style-name="Standard"><text:span text:style-name="Fuente_20_de_20_párrafo_20_predeter."><text:span text:style-name="T5"><text:s text:c="4"/>PElse.etq <text:s/>= PElse.etq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While → while Expresion do I</text:span></text:span></text:p>
      <text:p text:style-name="Standard"><text:span text:style-name="Fuente_20_de_20_párrafo_20_predeter."><text:span text:style-name="T5"><text:s text:c="4"/>InsWhile.cod <text:s text:c="2"/>=</text:span></text:span></text:p>
      <text:p text:style-name="Standard"><text:span text:style-name="Fuente_20_de_20_párrafo_20_predeter."><text:span text:style-name="T5"><text:s text:c="8"/>Expresion.cod ||</text:span></text:span></text:p>
      <text:p text:style-name="Standard"><text:span text:style-name="Fuente_20_de_20_párrafo_20_predeter."><text:span text:style-name="T5"><text:s text:c="8"/>ir-f(I.etq + 1) ||</text:span></text:span></text:p>
      <text:p text:style-name="Standard"><text:span text:style-name="Fuente_20_de_20_párrafo_20_predeter."><text:span text:style-name="T5"><text:s text:c="8"/>I.cod ||</text:span></text:span></text:p>
      <text:p text:style-name="Standard"><text:span text:style-name="Fuente_20_de_20_párrafo_20_predeter."><text:span text:style-name="T5"><text:s text:c="8"/>ir-a(InsWhile.etqh)</text:span></text:span></text:p>
      <text:p text:style-name="Standard"><text:span text:style-name="Fuente_20_de_20_párrafo_20_predeter."><text:span text:style-name="T5"><text:s text:c="4"/>Expresion.etqh = InsWhile.etqh</text:span></text:span></text:p>
      <text:p text:style-name="Standard"><text:span text:style-name="Fuente_20_de_20_párrafo_20_predeter."><text:span text:style-name="T5"><text:s text:c="4"/>I.etqh <text:s text:c="8"/>= Expresion.etq + 1</text:span></text:span></text:p>
      <text:p text:style-name="Standard"><text:span text:style-name="Fuente_20_de_20_párrafo_20_predeter."><text:span text:style-name="T5"><text:s text:c="4"/>InsWhile.etq <text:s text:c="2"/>= I.etq + 1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For → for id=Expresion to Expresion do I</text:span></text:span></text:p>
      <text:p text:style-name="Standard"><text:span text:style-name="Fuente_20_de_20_párrafo_20_predeter."><text:span text:style-name="T5"><text:s text:c="4"/>InsFor.cod <text:s/>=</text:span></text:span></text:p>
      <text:p text:style-name="Standard"><text:span text:style-name="Fuente_20_de_20_párrafo_20_predeter."><text:span text:style-name="T5"><text:s text:c="8"/>Expresion0.cod ||</text:span></text:span></text:p>
      <text:p text:style-name="Standard"><text:span text:style-name="Fuente_20_de_20_párrafo_20_predeter."><text:span text:style-name="T5"><text:s text:c="8"/>desapila-dir InsFor.tsh[id.lex].dir ||</text:span></text:span></text:p>
      <text:p text:style-name="Standard"><text:soft-page-break/><text:span text:style-name="Fuente_20_de_20_párrafo_20_predeter."><text:span text:style-name="T5"><text:s text:c="8"/>Expresion1.cod ||</text:span></text:span></text:p>
      <text:p text:style-name="Standard"><text:span text:style-name="Fuente_20_de_20_párrafo_20_predeter."><text:span text:style-name="T5"><text:s text:c="8"/>dup ||</text:span></text:span></text:p>
      <text:p text:style-name="Standard"><text:span text:style-name="Fuente_20_de_20_párrafo_20_predeter."><text:span text:style-name="T5"><text:s text:c="8"/>apila-dir InsFor.tsh[id.lex].dir ||</text:span></text:span></text:p>
      <text:p text:style-name="Standard"><text:span text:style-name="Fuente_20_de_20_párrafo_20_predeter."><text:span text:style-name="T5"><text:s text:c="8"/>igual ||</text:span></text:span></text:p>
      <text:p text:style-name="Standard"><text:span text:style-name="Fuente_20_de_20_párrafo_20_predeter."><text:span text:style-name="T5"><text:s text:c="8"/>ir-v( InsFor.etq - 1) ||</text:span></text:span></text:p>
      <text:p text:style-name="Standard"><text:span text:style-name="Fuente_20_de_20_párrafo_20_predeter."><text:span text:style-name="T5"><text:s text:c="8"/>I.cod ||</text:span></text:span></text:p>
      <text:p text:style-name="Standard"><text:span text:style-name="Fuente_20_de_20_párrafo_20_predeter."><text:span text:style-name="T5"><text:s text:c="8"/>apila-dir InsFor.tsh[id.lex].dir ||</text:span></text:span></text:p>
      <text:p text:style-name="Standard"><text:span text:style-name="Fuente_20_de_20_párrafo_20_predeter."><text:span text:style-name="T5"><text:s text:c="8"/>apilar 1 ||</text:span></text:span></text:p>
      <text:p text:style-name="Standard"><text:span text:style-name="Fuente_20_de_20_párrafo_20_predeter."><text:span text:style-name="T5"><text:s text:c="8"/>sumar ||</text:span></text:span></text:p>
      <text:p text:style-name="Standard"><text:span text:style-name="Fuente_20_de_20_párrafo_20_predeter."><text:span text:style-name="T5"><text:s text:c="8"/>desapila-dir InsFor.tsh[id.lex].dir ||</text:span></text:span></text:p>
      <text:p text:style-name="Standard"><text:span text:style-name="Fuente_20_de_20_párrafo_20_predeter."><text:span text:style-name="T5"><text:s text:c="8"/>ir-a (Expresion1.etq)</text:span></text:span></text:p>
      <text:p text:style-name="Standard"><text:span text:style-name="Fuente_20_de_20_párrafo_20_predeter."><text:span text:style-name="T5"><text:s text:c="8"/>pop</text:span></text:span></text:p>
      <text:p text:style-name="Standard"><text:span text:style-name="Fuente_20_de_20_párrafo_20_predeter."><text:span text:style-name="T5"><text:s text:c="4"/>Expresion0.etqh <text:s text:c="2"/>= InsFor.etqh</text:span></text:span></text:p>
      <text:p text:style-name="Standard"><text:span text:style-name="Fuente_20_de_20_párrafo_20_predeter."><text:span text:style-name="T5"><text:s text:c="4"/>Expresion1.etqh <text:s text:c="2"/>= Expresion0.etq + 1</text:span></text:span></text:p>
      <text:p text:style-name="Standard"><text:span text:style-name="Fuente_20_de_20_párrafo_20_predeter."><text:span text:style-name="T5"><text:s text:c="4"/>I.etqh <text:s text:c="11"/>= Expresion1.etq + 4</text:span></text:span></text:p>
      <text:p text:style-name="Standard"><text:span text:style-name="Fuente_20_de_20_párrafo_20_predeter."><text:span text:style-name="T5"><text:s text:c="4"/>InsFor.etq <text:s text:c="7"/>= I.etq + 6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New → new Mem</text:span></text:span></text:p>
      <text:p text:style-name="Standard"><text:span text:style-name="Fuente_20_de_20_párrafo_20_predeter."><text:span text:style-name="T5"><text:s text:c="4"/>InsNew.cod <text:s/>=</text:span></text:span></text:p>
      <text:p text:style-name="Standard"><text:span text:style-name="Fuente_20_de_20_párrafo_20_predeter."><text:span text:style-name="T5"><text:s text:c="8"/>Mem.cod ||</text:span></text:span></text:p>
      <text:p text:style-name="Standard"><text:span text:style-name="Fuente_20_de_20_párrafo_20_predeter."><text:span text:style-name="T5"><text:s text:c="8"/>new(</text:span></text:span></text:p>
      <text:p text:style-name="Standard"><text:span text:style-name="Fuente_20_de_20_párrafo_20_predeter."><text:span text:style-name="T5"><text:s text:c="12"/>si Mem.tipo.tbase = ref</text:span></text:span></text:p>
      <text:p text:style-name="Standard"><text:span text:style-name="Fuente_20_de_20_párrafo_20_predeter."><text:span text:style-name="T5"><text:s text:c="16"/>InsNew.tsh[Mem.tipo.tbase.id].tam</text:span></text:span></text:p>
      <text:p text:style-name="Standard"><text:span text:style-name="Fuente_20_de_20_párrafo_20_predeter."><text:span text:style-name="T5"><text:s text:c="12"/>si no</text:span></text:span></text:p>
      <text:p text:style-name="Standard"><text:span text:style-name="Fuente_20_de_20_párrafo_20_predeter."><text:span text:style-name="T5"><text:s text:c="16"/>1</text:span></text:span></text:p>
      <text:p text:style-name="Standard"><text:span text:style-name="Fuente_20_de_20_párrafo_20_predeter."><text:span text:style-name="T5"><text:s text:c="8"/>)</text:span></text:span></text:p>
      <text:p text:style-name="Standard"><text:span text:style-name="Fuente_20_de_20_párrafo_20_predeter."><text:span text:style-name="T5"><text:s text:c="8"/>|| desapila-ind</text:span></text:span></text:p>
      <text:p text:style-name="Standard"><text:span text:style-name="Fuente_20_de_20_párrafo_20_predeter."><text:span text:style-name="T5"><text:s text:c="4"/>Mem.etqh <text:s text:c="3"/>= InsNew.etqh</text:span></text:span></text:p>
      <text:p text:style-name="Standard"><text:span text:style-name="Fuente_20_de_20_párrafo_20_predeter."><text:span text:style-name="T5"><text:s text:c="4"/>InsNew.etq <text:s/>= Mem.etq + 2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Dis → delete Mem</text:span></text:span></text:p>
      <text:p text:style-name="Standard"><text:span text:style-name="Fuente_20_de_20_párrafo_20_predeter."><text:span text:style-name="T5"><text:s text:c="4"/>InsDis.cod <text:s/>=</text:span></text:span></text:p>
      <text:p text:style-name="Standard"><text:span text:style-name="Fuente_20_de_20_párrafo_20_predeter."><text:span text:style-name="T5"><text:s text:c="8"/>Mem.cod ||</text:span></text:span></text:p>
      <text:p text:style-name="Standard"><text:span text:style-name="Fuente_20_de_20_párrafo_20_predeter."><text:span text:style-name="T5"><text:s text:c="8"/>del(</text:span></text:span></text:p>
      <text:p text:style-name="Standard"><text:span text:style-name="Fuente_20_de_20_párrafo_20_predeter."><text:span text:style-name="T5"><text:s text:c="12"/>si Mem.tipo.tbase = ref</text:span></text:span></text:p>
      <text:p text:style-name="Standard"><text:span text:style-name="Fuente_20_de_20_párrafo_20_predeter."><text:span text:style-name="T5"><text:s text:c="16"/>InsDis.tsh[Mem.tipo.tbase.id].tam</text:span></text:span></text:p>
      <text:p text:style-name="Standard"><text:span text:style-name="Fuente_20_de_20_párrafo_20_predeter."><text:span text:style-name="T5"><text:s text:c="12"/>si no</text:span></text:span></text:p>
      <text:p text:style-name="Standard"><text:span text:style-name="Fuente_20_de_20_párrafo_20_predeter."><text:span text:style-name="T5"><text:s text:c="16"/>1</text:span></text:span></text:p>
      <text:p text:style-name="Standard"><text:span text:style-name="Fuente_20_de_20_párrafo_20_predeter."><text:span text:style-name="T5"><text:s text:c="8"/>)</text:span></text:span></text:p>
      <text:p text:style-name="Standard"><text:span text:style-name="Fuente_20_de_20_párrafo_20_predeter."><text:span text:style-name="T5"><text:s text:c="4"/>Mem.etqh <text:s text:c="3"/>= InsDis.etqh</text:span></text:span></text:p>
      <text:p text:style-name="Standard"><text:span text:style-name="Fuente_20_de_20_párrafo_20_predeter."><text:span text:style-name="T5"><text:s text:c="4"/>InsDis.etq <text:s/>= Mem.etq + 1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InsProcedimiento → iden AParametros</text:span></text:span></text:p>
      <text:p text:style-name="Standard"><text:span text:style-name="Fuente_20_de_20_párrafo_20_predeter."><text:span text:style-name="T5"><text:s text:c="4"/>InsProcedimiento.cod <text:s text:c="3"/>=</text:span></text:span></text:p>
      <text:p text:style-name="Standard"><text:span text:style-name="Fuente_20_de_20_párrafo_20_predeter."><text:span text:style-name="T5"><text:s text:c="8"/>apila-ret(InsProcedimiento.etq) <text:s text:c="8"/>||</text:span></text:span></text:p>
      <text:p text:style-name="Standard"><text:span text:style-name="Fuente_20_de_20_párrafo_20_predeter."><text:span text:style-name="T5"><text:s text:c="8"/>AParametros.cod <text:s text:c="24"/>||</text:span></text:span></text:p>
      <text:p text:style-name="Standard"><text:span text:style-name="Fuente_20_de_20_párrafo_20_predeter."><text:span text:style-name="T5"><text:s text:c="8"/>ir-a(InsProcedimiento.tsh[iden.lex].inicio)</text:span></text:span></text:p>
      <text:p text:style-name="Standard"><text:span text:style-name="Fuente_20_de_20_párrafo_20_predeter."><text:span text:style-name="T5"><text:s text:c="4"/>AParametros.etqh <text:s text:c="11"/>= InsProcedimiento.etqh + longApilaRet</text:span></text:span></text:p>
      <text:p text:style-name="Standard"><text:span text:style-name="Fuente_20_de_20_párrafo_20_predeter."><text:span text:style-name="T5"><text:s text:c="4"/>InsProcedimiento.etq <text:s text:c="3"/>= AParametros.etq + 1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AParametros → LAParametros</text:span></text:span></text:p>
      <text:p text:style-name="Standard"><text:span text:style-name="Fuente_20_de_20_párrafo_20_predeter."><text:span text:style-name="T5"><text:s text:c="4"/>AParametros.cod <text:s text:c="4"/>= inicio-paso || LAParametros.cod || fin-paso</text:span></text:span></text:p>
      <text:p text:style-name="Standard"><text:span text:style-name="Fuente_20_de_20_párrafo_20_predeter."><text:span text:style-name="T5"><text:s text:c="4"/>LAParametros.etqh <text:s text:c="2"/>= AParametros.etqh + longInicioPaso</text:span></text:span></text:p>
      <text:p text:style-name="Standard"><text:span text:style-name="Fuente_20_de_20_párrafo_20_predeter."><text:span text:style-name="T5"><text:s text:c="4"/>AParametros.etq <text:s text:c="4"/>= LAParametros.etq + longFinPaso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AParametros → λ</text:span></text:span></text:p>
      <text:p text:style-name="Standard"><text:span text:style-name="Fuente_20_de_20_párrafo_20_predeter."><text:span text:style-name="T5"><text:s text:c="4"/>AParametros.cod <text:s text:c="4"/>= λ</text:span></text:span></text:p>
      <text:p text:style-name="Standard"><text:span text:style-name="Fuente_20_de_20_párrafo_20_predeter."><text:span text:style-name="T5"><text:s text:c="4"/>AParametros.etq <text:s text:c="4"/>= AParametros.etq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Mem → id</text:span></text:span></text:p>
      <text:p text:style-name="Standard"><text:span text:style-name="Fuente_20_de_20_párrafo_20_predeter."><text:span text:style-name="T5"><text:s text:c="4"/>Mem.cod <text:s text:c="3"/>= accesoVar(Mem.tsh[id.lex])</text:span></text:span></text:p>
      <text:p text:style-name="Standard"><text:span text:style-name="Fuente_20_de_20_párrafo_20_predeter."><text:span text:style-name="T5"><text:s text:c="4"/>Mem.etq <text:s text:c="3"/>= Mem.etqh + longAccesoVar(Mem.tsh[id.lex])</text:span></text:span></text:p>
      <text:p text:style-name="Standard"><text:soft-page-break/><text:span text:style-name="Fuente_20_de_20_párrafo_20_predeter."><text:span text:style-name="T5"/></text:span></text:p>
      <text:p text:style-name="Standard"><text:span text:style-name="Fuente_20_de_20_párrafo_20_predeter."><text:span text:style-name="T5">Mem → Mem-&gt;</text:span></text:span></text:p>
      <text:p text:style-name="Standard"><text:span text:style-name="Fuente_20_de_20_párrafo_20_predeter."><text:span text:style-name="T5"><text:s text:c="4"/>Mem0.cod <text:s text:c="2"/>= Mem1.cod || apila-ind</text:span></text:span></text:p>
      <text:p text:style-name="Standard"><text:span text:style-name="Fuente_20_de_20_párrafo_20_predeter."><text:span text:style-name="T5"><text:s text:c="4"/>Mem1.etqh <text:s/>= Mem0.etqh</text:span></text:span></text:p>
      <text:p text:style-name="Standard"><text:span text:style-name="Fuente_20_de_20_párrafo_20_predeter."><text:span text:style-name="T5"><text:s text:c="4"/>Mem0.etq <text:s text:c="2"/>= Mem1.etq + 1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Mem → Mem[Expresion]</text:span></text:span></text:p>
      <text:p text:style-name="Standard"><text:span text:style-name="Fuente_20_de_20_párrafo_20_predeter."><text:span text:style-name="T5"><text:s text:c="4"/>Mem0.cod <text:s text:c="7"/>=</text:span></text:span></text:p>
      <text:p text:style-name="Standard"><text:span text:style-name="Fuente_20_de_20_párrafo_20_predeter."><text:span text:style-name="T5"><text:s text:c="8"/>Mem1.cod || Expresion.cod || apila Mem1.tipo.tbase.tam || multiplica || suma</text:span></text:span></text:p>
      <text:p text:style-name="Standard"><text:span text:style-name="Fuente_20_de_20_párrafo_20_predeter."><text:span text:style-name="T5"><text:s text:c="4"/>Mem1.etqh <text:s text:c="6"/>= Mem0.etqh</text:span></text:span></text:p>
      <text:p text:style-name="Standard"><text:span text:style-name="Fuente_20_de_20_párrafo_20_predeter."><text:span text:style-name="T5"><text:s text:c="4"/>Expresion.etqh <text:s/>= Mem1.etq</text:span></text:span></text:p>
      <text:p text:style-name="Standard"><text:span text:style-name="Fuente_20_de_20_párrafo_20_predeter."><text:span text:style-name="T5"><text:s text:c="4"/>Mem0.etq <text:s text:c="7"/>= Expresion.etq + 3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Mem → Mem.id</text:span></text:span></text:p>
      <text:p text:style-name="Standard"><text:span text:style-name="Fuente_20_de_20_párrafo_20_predeter."><text:span text:style-name="T5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5"><text:s text:c="4"/>Mem1.etqh <text:s/>= Mem0.etqh</text:span></text:span></text:p>
      <text:p text:style-name="Standard"><text:span text:style-name="Fuente_20_de_20_párrafo_20_predeter."><text:span text:style-name="T5"><text:s text:c="4"/>Mem0.etq <text:s text:c="2"/>= Mem1.etq + 2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 → ExpresionNivel1 OpNiv0 ExpresionNivel1</text:span></text:span></text:p>
      <text:p text:style-name="Standard"><text:span text:style-name="Fuente_20_de_20_párrafo_20_predeter."><text:span text:style-name="T5"><text:s text:c="4"/>Expresion.cod <text:s text:c="8"/>=</text:span></text:span></text:p>
      <text:p text:style-name="Standard"><text:span text:style-name="Fuente_20_de_20_párrafo_20_predeter."><text:span text:style-name="T5"><text:s text:c="8"/>ExpresionNivel10.cod ||</text:span></text:span></text:p>
      <text:p text:style-name="Standard"><text:span text:style-name="Fuente_20_de_20_párrafo_20_predeter."><text:span text:style-name="T5"><text:s text:c="8"/>ExpresionNivel11.cod ||</text:span></text:span></text:p>
      <text:p text:style-name="Standard"><text:span text:style-name="Fuente_20_de_20_párrafo_20_predeter."><text:span text:style-name="T5"><text:s text:c="8"/>case (OpNiv0.op)</text:span></text:span></text:p>
      <text:p text:style-name="Standard"><text:span text:style-name="Fuente_20_de_20_párrafo_20_predeter."><text:span text:style-name="T5"><text:s text:c="12"/>menor:</text:span></text:span></text:p>
      <text:p text:style-name="Standard"><text:span text:style-name="Fuente_20_de_20_párrafo_20_predeter."><text:span text:style-name="T5"><text:s text:c="16"/>menor</text:span></text:span></text:p>
      <text:p text:style-name="Standard"><text:span text:style-name="Fuente_20_de_20_párrafo_20_predeter."><text:span text:style-name="T5"><text:s text:c="12"/>mayor</text:span></text:span></text:p>
      <text:p text:style-name="Standard"><text:span text:style-name="Fuente_20_de_20_párrafo_20_predeter."><text:span text:style-name="T5"><text:s text:c="16"/>mayor</text:span></text:span></text:p>
      <text:p text:style-name="Standard"><text:span text:style-name="Fuente_20_de_20_párrafo_20_predeter."><text:span text:style-name="T5"><text:s text:c="12"/>menor-ig</text:span></text:span></text:p>
      <text:p text:style-name="Standard"><text:span text:style-name="Fuente_20_de_20_párrafo_20_predeter."><text:span text:style-name="T5"><text:s text:c="16"/>menorIg</text:span></text:span></text:p>
      <text:p text:style-name="Standard"><text:span text:style-name="Fuente_20_de_20_párrafo_20_predeter."><text:span text:style-name="T5"><text:s text:c="12"/>mayor-ig</text:span></text:span></text:p>
      <text:p text:style-name="Standard"><text:span text:style-name="Fuente_20_de_20_párrafo_20_predeter."><text:span text:style-name="T5"><text:s text:c="16"/>mayorIg</text:span></text:span></text:p>
      <text:p text:style-name="Standard"><text:span text:style-name="Fuente_20_de_20_párrafo_20_predeter."><text:span text:style-name="T5"><text:s text:c="12"/>igual</text:span></text:span></text:p>
      <text:p text:style-name="Standard"><text:span text:style-name="Fuente_20_de_20_párrafo_20_predeter."><text:span text:style-name="T5"><text:s text:c="16"/>igual</text:span></text:span></text:p>
      <text:p text:style-name="Standard"><text:span text:style-name="Fuente_20_de_20_párrafo_20_predeter."><text:span text:style-name="T5"><text:s text:c="12"/>no-igual</text:span></text:span></text:p>
      <text:p text:style-name="Standard"><text:span text:style-name="Fuente_20_de_20_párrafo_20_predeter."><text:span text:style-name="T5"><text:s text:c="16"/>no-igual</text:span></text:span></text:p>
      <text:p text:style-name="Standard"><text:span text:style-name="Fuente_20_de_20_párrafo_20_predeter."><text:span text:style-name="T5"><text:s text:c="4"/>ExpresionNivel10.etqh <text:s text:c="2"/>= Expresion.etqh</text:span></text:span></text:p>
      <text:p text:style-name="Standard"><text:span text:style-name="Fuente_20_de_20_párrafo_20_predeter."><text:span text:style-name="T5"><text:s text:c="4"/>ExpresionNivel11.etqh <text:s text:c="2"/>= ExpresionNivel10.etqh</text:span></text:span></text:p>
      <text:p text:style-name="Standard"><text:span text:style-name="Fuente_20_de_20_párrafo_20_predeter."><text:span text:style-name="T5"><text:s text:c="4"/>Expresion.etq <text:s text:c="10"/>= ExpresionNivel11.etq +1</text:span></text:span></text:p>
      <text:p text:style-name="Standard"><text:span text:style-name="Fuente_20_de_20_párrafo_20_predeter."><text:span text:style-name="T5"><text:s text:c="4"/>Expresion.modo <text:s text:c="9"/>= val</text:span></text:span></text:p>
      <text:p text:style-name="Standard"><text:span text:style-name="Fuente_20_de_20_párrafo_20_predeter."><text:span text:style-name="T5"><text:s text:c="4"/>ExpresionNivel10.parh <text:s text:c="2"/>= ExpresionNivel11.parh = false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 → ExpresionNivel1</text:span></text:span></text:p>
      <text:p text:style-name="Standard"><text:span text:style-name="Fuente_20_de_20_párrafo_20_predeter."><text:span text:style-name="T5"><text:s text:c="4"/>Expresion.cod <text:s text:c="10"/>= ExpresionNivel1.cod</text:span></text:span></text:p>
      <text:p text:style-name="Standard"><text:span text:style-name="Fuente_20_de_20_párrafo_20_predeter."><text:span text:style-name="T5"><text:s text:c="4"/>ExpresionNivel1.etqh <text:s text:c="3"/>= Expresion.etqh</text:span></text:span></text:p>
      <text:p text:style-name="Standard"><text:span text:style-name="Fuente_20_de_20_párrafo_20_predeter."><text:span text:style-name="T5"><text:s text:c="4"/>Expresion.etq <text:s text:c="10"/>= ExpresionNivel1.etq</text:span></text:span></text:p>
      <text:p text:style-name="Standard"><text:span text:style-name="Fuente_20_de_20_párrafo_20_predeter."><text:span text:style-name="T5"><text:s text:c="4"/>Expresion.modo <text:s text:c="9"/>= ExpresionNivel1.modo</text:span></text:span></text:p>
      <text:p text:style-name="Standard"><text:span text:style-name="Fuente_20_de_20_párrafo_20_predeter."><text:span text:style-name="T5"><text:s text:c="4"/>ExpresionNivel1.parh <text:s text:c="3"/>= Expresion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1 or ExpresionNiv2</text:span></text:span></text:p>
      <text:p text:style-name="Standard"><text:span text:style-name="Fuente_20_de_20_párrafo_20_predeter."><text:span text:style-name="T5"><text:s text:c="4"/>ExpresionNiv10.cod <text:s/>=</text:span></text:span></text:p>
      <text:p text:style-name="Standard"><text:span text:style-name="Fuente_20_de_20_párrafo_20_predeter."><text:span text:style-name="T5"><text:s text:c="8"/>ExpresionNiv11.cod ||</text:span></text:span></text:p>
      <text:p text:style-name="Standard"><text:span text:style-name="Fuente_20_de_20_párrafo_20_predeter."><text:span text:style-name="T5"><text:s text:c="8"/>dup ||</text:span></text:span></text:p>
      <text:p text:style-name="Standard"><text:span text:style-name="Fuente_20_de_20_párrafo_20_predeter."><text:span text:style-name="T5"><text:s text:c="8"/>ir-v(ExpresionNiv2.etqP) ||</text:span></text:span></text:p>
      <text:p text:style-name="Standard"><text:span text:style-name="Fuente_20_de_20_párrafo_20_predeter."><text:span text:style-name="T5"><text:s text:c="8"/>desapila ||</text:span></text:span></text:p>
      <text:p text:style-name="Standard"><text:span text:style-name="Fuente_20_de_20_párrafo_20_predeter."><text:span text:style-name="T5"><text:s text:c="8"/>ExpresionNiv2.cod</text:span></text:span></text:p>
      <text:p text:style-name="Standard"><text:span text:style-name="Fuente_20_de_20_párrafo_20_predeter."><text:span text:style-name="T5"><text:s text:c="4"/>ExpresionNiv11.etqh = ExpresionNiv10.etqh</text:span></text:span></text:p>
      <text:p text:style-name="Standard"><text:span text:style-name="Fuente_20_de_20_párrafo_20_predeter."><text:span text:style-name="T5"><text:s text:c="4"/>ExpresionNiv2.etqh <text:s/>= ExpresionNiv11.etq + 3</text:span></text:span></text:p>
      <text:p text:style-name="Standard"><text:span text:style-name="Fuente_20_de_20_párrafo_20_predeter."><text:span text:style-name="T5"><text:s text:c="4"/>ExpresionNiv10.etq <text:s/>= ExpresionNiv2.etq</text:span></text:span></text:p>
      <text:p text:style-name="Standard"><text:span text:style-name="Fuente_20_de_20_párrafo_20_predeter."><text:span text:style-name="T5"><text:s text:c="4"/>ExpresionNiv1.modo <text:s/>= val</text:span></text:span></text:p>
      <text:p text:style-name="Standard"><text:span text:style-name="Fuente_20_de_20_párrafo_20_predeter."><text:span text:style-name="T5"><text:s text:c="4"/>ExpresionNiv11.parh = ExpresionNiv2.parh = false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1 OpNiv1 ExpresionNiv2</text:span></text:span></text:p>
      <text:p text:style-name="Standard"><text:span text:style-name="Fuente_20_de_20_párrafo_20_predeter."><text:span text:style-name="T5"><text:s text:c="4"/>ExpresionNiv10.cod =</text:span></text:span></text:p>
      <text:p text:style-name="Standard"><text:span text:style-name="Fuente_20_de_20_párrafo_20_predeter."><text:span text:style-name="T5"><text:s text:c="8"/>ExpresionNiv11.cod ||</text:span></text:span></text:p>
      <text:p text:style-name="Standard"><text:span text:style-name="Fuente_20_de_20_párrafo_20_predeter."><text:span text:style-name="T5"><text:s text:c="8"/>ExpresionNiv2.cod ||</text:span></text:span></text:p>
      <text:p text:style-name="Standard"><text:soft-page-break/><text:span text:style-name="Fuente_20_de_20_párrafo_20_predeter."><text:span text:style-name="T5"><text:s text:c="8"/>case (OpNiv1.op)</text:span></text:span></text:p>
      <text:p text:style-name="Standard"><text:span text:style-name="Fuente_20_de_20_párrafo_20_predeter."><text:span text:style-name="T5"><text:s text:c="12"/>suma:</text:span></text:span></text:p>
      <text:p text:style-name="Standard"><text:span text:style-name="Fuente_20_de_20_párrafo_20_predeter."><text:span text:style-name="T5"><text:s text:c="16"/>sumar</text:span></text:span></text:p>
      <text:p text:style-name="Standard"><text:span text:style-name="Fuente_20_de_20_párrafo_20_predeter."><text:span text:style-name="T5"><text:s text:c="12"/>resta:</text:span></text:span></text:p>
      <text:p text:style-name="Standard"><text:span text:style-name="Fuente_20_de_20_párrafo_20_predeter."><text:span text:style-name="T5"><text:s text:c="16"/>restar</text:span></text:span></text:p>
      <text:p text:style-name="Standard"><text:span text:style-name="Fuente_20_de_20_párrafo_20_predeter."><text:span text:style-name="T5"><text:s text:c="4"/>ExpresionNiv11.etqh = ExpresionNiv10.etqh</text:span></text:span></text:p>
      <text:p text:style-name="Standard"><text:span text:style-name="Fuente_20_de_20_párrafo_20_predeter."><text:span text:style-name="T5"><text:s text:c="4"/>ExpresionNiv2.etqh <text:s/>= ExpresionNiv11.etq</text:span></text:span></text:p>
      <text:p text:style-name="Standard"><text:span text:style-name="Fuente_20_de_20_párrafo_20_predeter."><text:span text:style-name="T5"><text:s text:c="4"/>ExpresionNiv10.etq <text:s/>= ExpresionNiv2.etq + 1</text:span></text:span></text:p>
      <text:p text:style-name="Standard"><text:span text:style-name="Fuente_20_de_20_párrafo_20_predeter."><text:span text:style-name="T5"><text:s text:c="4"/>ExpresionNiv1.modo <text:s/>= val</text:span></text:span></text:p>
      <text:p text:style-name="Standard"><text:span text:style-name="Fuente_20_de_20_párrafo_20_predeter."><text:span text:style-name="T5"><text:s text:c="4"/>ExpresionNiv11.parh = ExpresionNiv2.parh = false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2</text:span></text:span></text:p>
      <text:p text:style-name="Standard"><text:span text:style-name="Fuente_20_de_20_párrafo_20_predeter."><text:span text:style-name="T5"><text:s text:c="4"/>ExpresionNiv1.cod <text:s/>= ExpresionNiv2.cod</text:span></text:span></text:p>
      <text:p text:style-name="Standard"><text:span text:style-name="Fuente_20_de_20_párrafo_20_predeter."><text:span text:style-name="T5"><text:s text:c="4"/>ExpresionNiv2.etqh = ExpresionNiv1.etqh</text:span></text:span></text:p>
      <text:p text:style-name="Standard"><text:span text:style-name="Fuente_20_de_20_párrafo_20_predeter."><text:span text:style-name="T5"><text:s text:c="4"/>ExpresionNiv1.etq <text:s/>= ExpresionNiv2.etq</text:span></text:span></text:p>
      <text:p text:style-name="Standard"><text:span text:style-name="Fuente_20_de_20_párrafo_20_predeter."><text:span text:style-name="T5"><text:s text:c="4"/>ExpresionNiv1.modo = ExpresionNiv2.modo</text:span></text:span></text:p>
      <text:p text:style-name="Standard"><text:span text:style-name="Fuente_20_de_20_párrafo_20_predeter."><text:span text:style-name="T5"><text:s text:c="4"/>ExpresionNiv2.parh = ExpresionNiv1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2 ::= ExpresionNiv2 and ExpresionNiv3</text:span></text:span></text:p>
      <text:p text:style-name="Standard"><text:span text:style-name="Fuente_20_de_20_párrafo_20_predeter."><text:span text:style-name="T5"><text:s text:c="4"/>ExpresionNiv20.cod <text:s text:c="3"/>=</text:span></text:span></text:p>
      <text:p text:style-name="Standard"><text:span text:style-name="Fuente_20_de_20_párrafo_20_predeter."><text:span text:style-name="T5"><text:s text:c="8"/>ExpresionNiv21.cod ||</text:span></text:span></text:p>
      <text:p text:style-name="Standard"><text:span text:style-name="Fuente_20_de_20_párrafo_20_predeter."><text:span text:style-name="T5"><text:s text:c="8"/>ir-f(ExpresionNiv2.etq + 1) ||</text:span></text:span></text:p>
      <text:p text:style-name="Standard"><text:span text:style-name="Fuente_20_de_20_párrafo_20_predeter."><text:span text:style-name="T5"><text:s text:c="8"/>ExpresionNiv2.cod ||</text:span></text:span></text:p>
      <text:p text:style-name="Standard"><text:span text:style-name="Fuente_20_de_20_párrafo_20_predeter."><text:span text:style-name="T5"><text:s text:c="8"/>ir-a(ExpresionNiv2.etq + 2) ||</text:span></text:span></text:p>
      <text:p text:style-name="Standard"><text:span text:style-name="Fuente_20_de_20_párrafo_20_predeter."><text:span text:style-name="T5"><text:s text:c="8"/>apila(0)</text:span></text:span></text:p>
      <text:p text:style-name="Standard"><text:span text:style-name="Fuente_20_de_20_párrafo_20_predeter."><text:span text:style-name="T5"><text:s text:c="4"/>ExpresionNiv21.etqh <text:s text:c="2"/>= ExpresionNiv20.etqh</text:span></text:span></text:p>
      <text:p text:style-name="Standard"><text:span text:style-name="Fuente_20_de_20_párrafo_20_predeter."><text:span text:style-name="T5"><text:s text:c="4"/>ExpresionNiv2.etqh <text:s text:c="6"/>= ExpresionNiv21.etq + 1</text:span></text:span></text:p>
      <text:p text:style-name="Standard"><text:span text:style-name="Fuente_20_de_20_párrafo_20_predeter."><text:span text:style-name="T5"><text:s text:c="4"/>ExpresionNiv20.etq <text:s text:c="3"/>= ExpresionNiv2.etq + 2</text:span></text:span></text:p>
      <text:p text:style-name="Standard"><text:span text:style-name="Fuente_20_de_20_párrafo_20_predeter."><text:span text:style-name="T5"><text:s text:c="4"/>ExpresionNiv20.modo <text:s text:c="2"/>= val</text:span></text:span></text:p>
      <text:p text:style-name="Standard"><text:span text:style-name="Fuente_20_de_20_párrafo_20_predeter."><text:span text:style-name="T5"><text:s text:c="4"/>ExpresionNiv21.parh <text:s text:c="2"/>= ExpresionNiv3.parh = false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2 → ExpresionNiv2 OpNiv2 ExpresionNiv3</text:span></text:span></text:p>
      <text:p text:style-name="Standard"><text:span text:style-name="Fuente_20_de_20_párrafo_20_predeter."><text:span text:style-name="T5"><text:s text:c="4"/>ExpresionNiv20.cod <text:s text:c="3"/>=</text:span></text:span></text:p>
      <text:p text:style-name="Standard"><text:span text:style-name="Fuente_20_de_20_párrafo_20_predeter."><text:span text:style-name="T5"><text:s text:c="8"/>case(OpNiv2.op)</text:span></text:span></text:p>
      <text:p text:style-name="Standard"><text:span text:style-name="Fuente_20_de_20_párrafo_20_predeter."><text:span text:style-name="T5"><text:s text:c="12"/>Multiplica:</text:span></text:span></text:p>
      <text:p text:style-name="Standard"><text:span text:style-name="Fuente_20_de_20_párrafo_20_predeter."><text:span text:style-name="T5"><text:s text:c="16"/>ExpresionNiv21.cod ||</text:span></text:span></text:p>
      <text:p text:style-name="Standard"><text:span text:style-name="Fuente_20_de_20_párrafo_20_predeter."><text:span text:style-name="T5"><text:s text:c="16"/>ExpresionNiv3.cod <text:s/>||</text:span></text:span></text:p>
      <text:p text:style-name="Standard"><text:span text:style-name="Fuente_20_de_20_párrafo_20_predeter."><text:span text:style-name="T5"><text:s text:c="16"/>Mul</text:span></text:span></text:p>
      <text:p text:style-name="Standard"><text:span text:style-name="Fuente_20_de_20_párrafo_20_predeter."><text:span text:style-name="T5"><text:s text:c="12"/>Divide:</text:span></text:span></text:p>
      <text:p text:style-name="Standard"><text:span text:style-name="Fuente_20_de_20_párrafo_20_predeter."><text:span text:style-name="T5"><text:s text:c="16"/>ExpresionNiv21.cod ||</text:span></text:span></text:p>
      <text:p text:style-name="Standard"><text:span text:style-name="Fuente_20_de_20_párrafo_20_predeter."><text:span text:style-name="T5"><text:s text:c="16"/>ExpresionNiv3.cod <text:s/>||</text:span></text:span></text:p>
      <text:p text:style-name="Standard"><text:span text:style-name="Fuente_20_de_20_párrafo_20_predeter."><text:span text:style-name="T5"><text:s text:c="16"/>Div</text:span></text:span></text:p>
      <text:p text:style-name="Standard"><text:span text:style-name="Fuente_20_de_20_párrafo_20_predeter."><text:span text:style-name="T5"><text:s text:c="12"/>Modulo:</text:span></text:span></text:p>
      <text:p text:style-name="Standard"><text:span text:style-name="Fuente_20_de_20_párrafo_20_predeter."><text:span text:style-name="T5"><text:s text:c="16"/>ExpresionNiv21.cod ||</text:span></text:span></text:p>
      <text:p text:style-name="Standard"><text:span text:style-name="Fuente_20_de_20_párrafo_20_predeter."><text:span text:style-name="T5"><text:s text:c="16"/>ExpresionNiv3.cod <text:s/>||</text:span></text:span></text:p>
      <text:p text:style-name="Standard"><text:span text:style-name="Fuente_20_de_20_párrafo_20_predeter."><text:span text:style-name="T5"><text:s text:c="16"/>Mod</text:span></text:span></text:p>
      <text:p text:style-name="Standard"><text:span text:style-name="Fuente_20_de_20_párrafo_20_predeter."><text:span text:style-name="T5"><text:s text:c="12"/>y:</text:span></text:span></text:p>
      <text:p text:style-name="Standard"><text:span text:style-name="Fuente_20_de_20_párrafo_20_predeter."><text:span text:style-name="T5"><text:s text:c="16"/>ExpresionNiv21.cod ||</text:span></text:span></text:p>
      <text:p text:style-name="Standard"><text:span text:style-name="Fuente_20_de_20_párrafo_20_predeter."><text:span text:style-name="T5"><text:s text:c="16"/>ExpresionNiv3.cod <text:s/>||</text:span></text:span></text:p>
      <text:p text:style-name="Standard"><text:span text:style-name="Fuente_20_de_20_párrafo_20_predeter."><text:span text:style-name="T5"><text:s text:c="16"/>Y</text:span></text:span></text:p>
      <text:p text:style-name="Standard"><text:span text:style-name="Fuente_20_de_20_párrafo_20_predeter."><text:span text:style-name="T5"><text:s text:c="4"/>ExpresionNiv21.etqh <text:s text:c="2"/>= ExpresionNiv20.etqh</text:span></text:span></text:p>
      <text:p text:style-name="Standard"><text:span text:style-name="Fuente_20_de_20_párrafo_20_predeter."><text:span text:style-name="T5"><text:s text:c="4"/>ExpresionNiv3.etqh <text:s text:c="3"/>= ExpresionNiv21.etq</text:span></text:span></text:p>
      <text:p text:style-name="Standard"><text:span text:style-name="Fuente_20_de_20_párrafo_20_predeter."><text:span text:style-name="T5"><text:s text:c="4"/>ExpresionNiv20.etq <text:s text:c="3"/>= ExpresionNiv3.etq +1</text:span></text:span></text:p>
      <text:p text:style-name="Standard"><text:span text:style-name="Fuente_20_de_20_párrafo_20_predeter."><text:span text:style-name="T5"><text:s text:c="4"/>ExpresionNiv20.modo <text:s text:c="2"/>= val</text:span></text:span></text:p>
      <text:p text:style-name="Standard"><text:span text:style-name="Fuente_20_de_20_párrafo_20_predeter."><text:span text:style-name="T5"><text:s text:c="4"/>ExpresionNiv21.parh <text:s text:c="2"/>= ExpresionNiv3.parh = false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2 → ExpresionNiv3</text:span></text:span></text:p>
      <text:p text:style-name="Standard"><text:span text:style-name="Fuente_20_de_20_párrafo_20_predeter."><text:span text:style-name="T5"><text:s text:c="4"/>ExpresionNiv3.etqh <text:s text:c="3"/>= ExpresionNiv2.etqh</text:span></text:span></text:p>
      <text:p text:style-name="Standard"><text:span text:style-name="Fuente_20_de_20_párrafo_20_predeter."><text:span text:style-name="T5"><text:s text:c="4"/>ExpresionNiv2.etq <text:s text:c="4"/>= ExpresionNiv3.etq</text:span></text:span></text:p>
      <text:p text:style-name="Standard"><text:span text:style-name="Fuente_20_de_20_párrafo_20_predeter."><text:span text:style-name="T5"><text:s text:c="4"/>ExpresionNiv2.cod <text:s text:c="4"/>= ExNiv3.cod</text:span></text:span></text:p>
      <text:p text:style-name="Standard"><text:span text:style-name="Fuente_20_de_20_párrafo_20_predeter."><text:span text:style-name="T5"><text:s text:c="4"/>ExpresionNiv20.modo <text:s text:c="2"/>= ExpresionNiv3.modo</text:span></text:span></text:p>
      <text:p text:style-name="Standard"><text:span text:style-name="Fuente_20_de_20_párrafo_20_predeter."><text:span text:style-name="T5"><text:s text:c="4"/>ExpresionNiv3.parh <text:s text:c="3"/>= ExpresionNiv2.parh;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3 → ExpresionNiv4 OpNiv3 ExpresionNiv3</text:span></text:span></text:p>
      <text:p text:style-name="Standard"><text:span text:style-name="Fuente_20_de_20_párrafo_20_predeter."><text:span text:style-name="T5"><text:s text:c="4"/>ExpresionNiv30.cod <text:s/>=</text:span></text:span></text:p>
      <text:p text:style-name="Standard"><text:span text:style-name="Fuente_20_de_20_párrafo_20_predeter."><text:span text:style-name="T5"><text:s text:c="8"/>case (OpNiv3.op)</text:span></text:span></text:p>
      <text:p text:style-name="Standard"><text:soft-page-break/><text:span text:style-name="Fuente_20_de_20_párrafo_20_predeter."><text:span text:style-name="T5"><text:s text:c="12"/>shl:</text:span></text:span></text:p>
      <text:p text:style-name="Standard"><text:span text:style-name="Fuente_20_de_20_párrafo_20_predeter."><text:span text:style-name="T5"><text:s text:c="16"/>ExpresionNiv4.cod || ExpresionNiv31.cod || shl</text:span></text:span></text:p>
      <text:p text:style-name="Standard"><text:span text:style-name="Fuente_20_de_20_párrafo_20_predeter."><text:span text:style-name="T5"><text:s text:c="12"/>shr:</text:span></text:span></text:p>
      <text:p text:style-name="Standard"><text:span text:style-name="Fuente_20_de_20_párrafo_20_predeter."><text:span text:style-name="T5"><text:s text:c="16"/>ExpresionNiv4.cod || ExpresionNiv31.cod || shr</text:span></text:span></text:p>
      <text:p text:style-name="Standard"><text:span text:style-name="Fuente_20_de_20_párrafo_20_predeter."><text:span text:style-name="T5"><text:s text:c="4"/>ExpresionNiv30.modo = val</text:span></text:span></text:p>
      <text:p text:style-name="Standard"><text:span text:style-name="Fuente_20_de_20_párrafo_20_predeter."><text:span text:style-name="T5"><text:s text:c="4"/>ExpresionNiv4.etqh <text:s/>= ExpresionNiv30.etqh</text:span></text:span></text:p>
      <text:p text:style-name="Standard"><text:span text:style-name="Fuente_20_de_20_párrafo_20_predeter."><text:span text:style-name="T5"><text:s text:c="4"/>ExpresionNiv31.etqh = ExpresionNiv4.etq</text:span></text:span></text:p>
      <text:p text:style-name="Standard"><text:span text:style-name="Fuente_20_de_20_párrafo_20_predeter."><text:span text:style-name="T5"><text:s text:c="4"/>ExpresionNiv30.etqh = ExpresionNiv31.etq + 1</text:span></text:span></text:p>
      <text:p text:style-name="Standard"><text:span text:style-name="Fuente_20_de_20_párrafo_20_predeter."><text:span text:style-name="T5"><text:s text:c="4"/>ExpresionNiv4.parh <text:s/>= ExpresionNiv31.parh = false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3 → ExpresionNiv4</text:span></text:span></text:p>
      <text:p text:style-name="Standard"><text:span text:style-name="Fuente_20_de_20_párrafo_20_predeter."><text:span text:style-name="T5"><text:s text:c="4"/>ExpresionNiv4.etqh = ExpresionNiv3.etqh</text:span></text:span></text:p>
      <text:p text:style-name="Standard"><text:span text:style-name="Fuente_20_de_20_párrafo_20_predeter."><text:span text:style-name="T5"><text:s text:c="4"/>ExpresionNiv3.etq <text:s/>= ExpresionNiv4.etq</text:span></text:span></text:p>
      <text:p text:style-name="Standard"><text:span text:style-name="Fuente_20_de_20_párrafo_20_predeter."><text:span text:style-name="T5"><text:s text:c="4"/>ExpresionNiv3.cod <text:s/>= ExpresionNiv4.cod</text:span></text:span></text:p>
      <text:p text:style-name="Standard"><text:span text:style-name="Fuente_20_de_20_párrafo_20_predeter."><text:span text:style-name="T5"><text:s text:c="4"/>ExpresionNiv3.modo = ExpresionNiv4.modo</text:span></text:span></text:p>
      <text:p text:style-name="Standard"><text:span text:style-name="Fuente_20_de_20_párrafo_20_predeter."><text:span text:style-name="T5"><text:s text:c="4"/>ExpresionNiv4.parh = ExpresionNiv3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4 → OpNiv4 ExpresionNiv4</text:span></text:span></text:p>
      <text:p text:style-name="Standard"><text:span text:style-name="Fuente_20_de_20_párrafo_20_predeter."><text:span text:style-name="T5"><text:s text:c="4"/>ExpresionNiv40.cod =</text:span></text:span></text:p>
      <text:p text:style-name="Standard"><text:span text:style-name="Fuente_20_de_20_párrafo_20_predeter."><text:span text:style-name="T5"><text:s text:c="8"/>case (OpNiv4.op)</text:span></text:span></text:p>
      <text:p text:style-name="Standard"><text:span text:style-name="Fuente_20_de_20_párrafo_20_predeter."><text:span text:style-name="T5"><text:s text:c="12"/>no:</text:span></text:span></text:p>
      <text:p text:style-name="Standard"><text:span text:style-name="Fuente_20_de_20_párrafo_20_predeter."><text:span text:style-name="T5"><text:s text:c="16"/>ExpresionNiv41.cod || no</text:span></text:span></text:p>
      <text:p text:style-name="Standard"><text:span text:style-name="Fuente_20_de_20_párrafo_20_predeter."><text:span text:style-name="T5"><text:s text:c="12"/>negativo:</text:span></text:span></text:p>
      <text:p text:style-name="Standard"><text:span text:style-name="Fuente_20_de_20_párrafo_20_predeter."><text:span text:style-name="T5"><text:s text:c="16"/>ExpresionNiv41.cod || negativo</text:span></text:span></text:p>
      <text:p text:style-name="Standard"><text:span text:style-name="Fuente_20_de_20_párrafo_20_predeter."><text:span text:style-name="T5"><text:s text:c="12"/>cast-float:</text:span></text:span></text:p>
      <text:p text:style-name="Standard"><text:span text:style-name="Fuente_20_de_20_párrafo_20_predeter."><text:span text:style-name="T5"><text:s text:c="16"/>ExpresionNiv41.cod || CastFloat</text:span></text:span></text:p>
      <text:p text:style-name="Standard"><text:span text:style-name="Fuente_20_de_20_párrafo_20_predeter."><text:span text:style-name="T5"><text:s text:c="12"/>cast-int:</text:span></text:span></text:p>
      <text:p text:style-name="Standard"><text:span text:style-name="Fuente_20_de_20_párrafo_20_predeter."><text:span text:style-name="T5"><text:s text:c="16"/>ExpresionNiv41.cod || CastInt</text:span></text:span></text:p>
      <text:p text:style-name="Standard"><text:span text:style-name="Fuente_20_de_20_párrafo_20_predeter."><text:span text:style-name="T5"><text:s text:c="12"/>cast-nat:</text:span></text:span></text:p>
      <text:p text:style-name="Standard"><text:span text:style-name="Fuente_20_de_20_párrafo_20_predeter."><text:span text:style-name="T5"><text:s text:c="16"/>ExpresionNiv41.cod || CastNat</text:span></text:span></text:p>
      <text:p text:style-name="Standard"><text:span text:style-name="Fuente_20_de_20_párrafo_20_predeter."><text:span text:style-name="T5"><text:s text:c="12"/>cast-char:</text:span></text:span></text:p>
      <text:p text:style-name="Standard"><text:span text:style-name="Fuente_20_de_20_párrafo_20_predeter."><text:span text:style-name="T5"><text:s text:c="16"/>ExpresionNiv41.cod || CastChar</text:span></text:span></text:p>
      <text:p text:style-name="Standard"><text:span text:style-name="Fuente_20_de_20_párrafo_20_predeter."><text:span text:style-name="T5"><text:s text:c="4"/>ExpresionNiv40.modo = val</text:span></text:span></text:p>
      <text:p text:style-name="Standard"><text:span text:style-name="Fuente_20_de_20_párrafo_20_predeter."><text:span text:style-name="T5"><text:s text:c="4"/>ExpresionNiv41.etqh = ExpresionNiv4.etqh</text:span></text:span></text:p>
      <text:p text:style-name="Standard"><text:span text:style-name="Fuente_20_de_20_párrafo_20_predeter."><text:span text:style-name="T5"><text:s text:c="4"/>ExpresionNiv40.etq <text:s/>= ExpresionNiv41.etq + 1</text:span></text:span></text:p>
      <text:p text:style-name="Standard"><text:span text:style-name="Fuente_20_de_20_párrafo_20_predeter."><text:span text:style-name="T5"><text:s text:c="4"/>ExpresionNiv41.parh = false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4 → | Expresion |</text:span></text:span></text:p>
      <text:p text:style-name="Standard"><text:span text:style-name="Fuente_20_de_20_párrafo_20_predeter."><text:span text:style-name="T5"><text:s text:c="4"/>ExpresionNiv4.cod <text:s/>= Expresion.cod || abs</text:span></text:span></text:p>
      <text:p text:style-name="Standard"><text:span text:style-name="Fuente_20_de_20_párrafo_20_predeter."><text:span text:style-name="T5"><text:s text:c="4"/>ExpresionNiv4.modo = Expresion.val</text:span></text:span></text:p>
      <text:p text:style-name="Standard"><text:span text:style-name="Fuente_20_de_20_párrafo_20_predeter."><text:span text:style-name="T5"><text:s text:c="4"/>Expresion.etqh <text:s text:c="4"/>= ExpresionNiv4.etqh</text:span></text:span></text:p>
      <text:p text:style-name="Standard"><text:span text:style-name="Fuente_20_de_20_párrafo_20_predeter."><text:span text:style-name="T5"><text:s text:c="4"/>ExpresionNiv4.etq <text:s/>= Expresion.etq</text:span></text:span></text:p>
      <text:p text:style-name="Standard"><text:span text:style-name="Fuente_20_de_20_párrafo_20_predeter."><text:span text:style-name="T5"><text:s text:c="4"/>Expresion.parh <text:s text:c="4"/>= false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4 → ( Expresion )</text:span></text:span></text:p>
      <text:p text:style-name="Standard"><text:span text:style-name="Fuente_20_de_20_párrafo_20_predeter."><text:span text:style-name="T5"><text:s text:c="4"/>ExpresionNiv4.cod <text:s/>= Expresion.cod</text:span></text:span></text:p>
      <text:p text:style-name="Standard"><text:span text:style-name="Fuente_20_de_20_párrafo_20_predeter."><text:span text:style-name="T5"><text:s text:c="4"/>ExpresionNiv4.modo = Expresion.modo</text:span></text:span></text:p>
      <text:p text:style-name="Standard"><text:span text:style-name="Fuente_20_de_20_párrafo_20_predeter."><text:span text:style-name="T5"><text:s text:c="4"/>Expresion.etqh <text:s text:c="4"/>= ExpresionNiv4.etqh</text:span></text:span></text:p>
      <text:p text:style-name="Standard"><text:span text:style-name="Fuente_20_de_20_párrafo_20_predeter."><text:span text:style-name="T5"><text:s text:c="4"/>ExpresionNiv4.etq <text:s/>= Expresion.etq</text:span></text:span></text:p>
      <text:p text:style-name="Standard"><text:span text:style-name="Fuente_20_de_20_párrafo_20_predeter."><text:span text:style-name="T5"><text:s text:c="4"/>Expresion.parh <text:s text:c="4"/>= ExpresionNiv4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4 → Literal</text:span></text:span></text:p>
      <text:p text:style-name="Standard"><text:span text:style-name="Fuente_20_de_20_párrafo_20_predeter."><text:span text:style-name="T5"><text:s text:c="4"/>ExpresionNiv4.cod <text:s/>= Literal.cod</text:span></text:span></text:p>
      <text:p text:style-name="Standard"><text:span text:style-name="Fuente_20_de_20_párrafo_20_predeter."><text:span text:style-name="T5"><text:s text:c="4"/>ExpresionNiv4.modo = var</text:span></text:span></text:p>
      <text:p text:style-name="Standard"><text:span text:style-name="Fuente_20_de_20_párrafo_20_predeter."><text:span text:style-name="T5"><text:s text:c="4"/>Literal.etqh = ExpresionNiv4.etqh</text:span></text:span></text:p>
      <text:p text:style-name="Standard"><text:span text:style-name="Fuente_20_de_20_párrafo_20_predeter."><text:span text:style-name="T5"><text:s text:c="4"/>ExpresionNiv4.etq <text:s/>= Literal.etq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4 → Mem</text:span></text:span></text:p>
      <text:p text:style-name="Standard"><text:span text:style-name="Fuente_20_de_20_párrafo_20_predeter."><text:span text:style-name="T5"><text:s text:c="4"/>ExpresionNiv4.cod <text:s text:c="3"/>=</text:span></text:span></text:p>
      <text:p text:style-name="Standard"><text:span text:style-name="Fuente_20_de_20_párrafo_20_predeter."><text:span text:style-name="T5"><text:s text:c="8"/>si esCompatibleConTipoBasico(Mem.tipo,ExpresionNiv4.tsh) /\ not ExpresionNiv4.parh</text:span></text:span></text:p>
      <text:p text:style-name="Standard"><text:span text:style-name="Fuente_20_de_20_párrafo_20_predeter."><text:span text:style-name="T5"><text:s text:c="12"/>Mem.cod || apila-ind</text:span></text:span></text:p>
      <text:p text:style-name="Standard"><text:span text:style-name="Fuente_20_de_20_párrafo_20_predeter."><text:span text:style-name="T5"><text:s text:c="8"/>si no</text:span></text:span></text:p>
      <text:p text:style-name="Standard"><text:span text:style-name="Fuente_20_de_20_párrafo_20_predeter."><text:span text:style-name="T5"><text:s text:c="12"/>Mem.cod</text:span></text:span></text:p>
      <text:p text:style-name="Standard"><text:span text:style-name="Fuente_20_de_20_párrafo_20_predeter."><text:span text:style-name="T5"><text:s text:c="4"/>Mem.etqh <text:s text:c="7"/>= ExpresionNiv4.etqh</text:span></text:span></text:p>
      <text:p text:style-name="Standard"><text:span text:style-name="Fuente_20_de_20_párrafo_20_predeter."><text:span text:style-name="T5"><text:s text:c="4"/>ExpresionNiv4.etq <text:s text:c="4"/>=</text:span></text:span></text:p>
      <text:p text:style-name="Standard"><text:soft-page-break/><text:span text:style-name="Fuente_20_de_20_párrafo_20_predeter."><text:span text:style-name="T5"><text:s text:c="8"/>si esCompatibleConTipoBasico(Mem.tipo,ExpresionNiv4.tsh) /\ not ExpresionNiv4.parh</text:span></text:span></text:p>
      <text:p text:style-name="Standard"><text:span text:style-name="Fuente_20_de_20_párrafo_20_predeter."><text:span text:style-name="T5"><text:s text:c="12"/>Mem.etq + 1</text:span></text:span></text:p>
      <text:p text:style-name="Standard"><text:span text:style-name="Fuente_20_de_20_párrafo_20_predeter."><text:span text:style-name="T5"><text:s text:c="8"/>si no</text:span></text:span></text:p>
      <text:p text:style-name="Standard"><text:span text:style-name="Fuente_20_de_20_párrafo_20_predeter."><text:span text:style-name="T5"><text:s text:c="12"/>Mem.etq</text:span></text:span></text:p>
      <text:p text:style-name="Standard"><text:span text:style-name="Fuente_20_de_20_párrafo_20_predeter."><text:span text:style-name="T5"><text:s text:c="4"/>ExpresionNiv4.modo <text:s text:c="3"/>= var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Literal → litNat</text:span></text:span></text:p>
      <text:p text:style-name="Standard"><text:span text:style-name="Fuente_20_de_20_párrafo_20_predeter."><text:span text:style-name="T5"><text:s text:c="4"/>Literal.cod = apila LitNat.lex</text:span></text:span></text:p>
      <text:p text:style-name="Standard"><text:span text:style-name="Fuente_20_de_20_párrafo_20_predeter."><text:span text:style-name="T5"><text:s text:c="4"/>Literal.etq = Literal.etqh + 1</text:span></text:span></text:p>
      <text:p text:style-name="Standard"><text:span text:style-name="Fuente_20_de_20_párrafo_20_predeter."><text:span text:style-name="T5"><text:s text:c="4"/></text:span></text:span></text:p>
      <text:p text:style-name="Standard"><text:span text:style-name="Fuente_20_de_20_párrafo_20_predeter."><text:span text:style-name="T5">Literal → litFlo</text:span></text:span></text:p>
      <text:p text:style-name="Standard"><text:span text:style-name="Fuente_20_de_20_párrafo_20_predeter."><text:span text:style-name="T5"><text:s text:c="4"/>Literal.cod = apila litFlo.lex</text:span></text:span></text:p>
      <text:p text:style-name="Standard"><text:span text:style-name="Fuente_20_de_20_párrafo_20_predeter."><text:span text:style-name="T5"><text:s text:c="4"/>Literal.etq = Literal.etqh + 1</text:span></text:span></text:p>
      <text:p text:style-name="Standard"><text:span text:style-name="Fuente_20_de_20_párrafo_20_predeter."><text:span text:style-name="T5"><text:s text:c="4"/></text:span></text:span></text:p>
      <text:p text:style-name="Standard"><text:span text:style-name="Fuente_20_de_20_párrafo_20_predeter."><text:span text:style-name="T5">Literal → litTrue</text:span></text:span></text:p>
      <text:p text:style-name="Standard"><text:span text:style-name="Fuente_20_de_20_párrafo_20_predeter."><text:span text:style-name="T5"><text:s text:c="4"/>Literal.cod = apila true</text:span></text:span></text:p>
      <text:p text:style-name="Standard"><text:span text:style-name="Fuente_20_de_20_párrafo_20_predeter."><text:span text:style-name="T5"><text:s text:c="4"/>Literal.etq = Literal.etqh + 1</text:span></text:span></text:p>
      <text:p text:style-name="Standard"><text:span text:style-name="Fuente_20_de_20_párrafo_20_predeter."><text:span text:style-name="T5"><text:s text:c="4"/></text:span></text:span></text:p>
      <text:p text:style-name="Standard"><text:span text:style-name="Fuente_20_de_20_párrafo_20_predeter."><text:span text:style-name="T5">Literal → litFalse</text:span></text:span></text:p>
      <text:p text:style-name="Standard"><text:span text:style-name="Fuente_20_de_20_párrafo_20_predeter."><text:span text:style-name="T5"><text:s text:c="4"/>Literal.cod = apila false</text:span></text:span></text:p>
      <text:p text:style-name="Standard"><text:span text:style-name="Fuente_20_de_20_párrafo_20_predeter."><text:span text:style-name="T5"><text:s text:c="4"/>Literal.etq = Literal.etqh + 1</text:span></text:span></text:p>
      <text:p text:style-name="Standard"><text:span text:style-name="Fuente_20_de_20_párrafo_20_predeter."><text:span text:style-name="T5"><text:s text:c="4"/></text:span></text:span></text:p>
      <text:p text:style-name="Standard"><text:span text:style-name="Fuente_20_de_20_párrafo_20_predeter."><text:span text:style-name="T5">Literal → litCha</text:span></text:span></text:p>
      <text:p text:style-name="Standard"><text:span text:style-name="Fuente_20_de_20_párrafo_20_predeter."><text:span text:style-name="T5"><text:s text:c="4"/>Literal.cod = apila litCha.lex</text:span></text:span></text:p>
      <text:p text:style-name="Standard"><text:span text:style-name="Fuente_20_de_20_párrafo_20_predeter."><text:span text:style-name="T5"><text:s text:c="4"/>Literal.etq = Literal.etqh + 1</text:span></text:span></text:p>
      <text:p text:style-name="Standard"><text:span text:style-name="Fuente_20_de_20_párrafo_20_predeter."><text:span text:style-name="T5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Gonzalo Jaureguizar</dc:creator>
    <meta:creation-date>2010-01-07T15:35:00Z</meta:creation-date>
    <dc:date>2010-05-11T13:54:53</dc:date>
    <meta:editing-cycles>82</meta:editing-cycles>
    <meta:editing-duration>PT26H48M05S</meta:editing-duration>
    <meta:document-statistic meta:table-count="1" meta:image-count="0" meta:object-count="3" meta:page-count="17" meta:paragraph-count="886" meta:word-count="3800" meta:character-count="3054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